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Georgia" svg:font-family="Georgia" style:font-family-generic="roman" style:font-pitch="variable" svg:panose-1="2 4 5 2 5 4 5 2 3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format="1" text:display-levels="4">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5" style:num-format="1" text:display-levels="5">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6" style:num-format="1" text:display-levels="6">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style:num-format="1" text:display-levels="7">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style:num-format="1"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space" fo:margin-left="0in" fo:text-indent="0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space"/>
        </style:list-level-properties>
      </text:list-level-style-number>
    </text:list-style>
    <text:list-style style:name="LFO4">
      <text:list-level-style-bullet text:level="1" text:style-name="WW_CharLFO4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5">
      <text:list-level-style-number text:level="1" style:num-suffix="." style:num-format="1">
        <style:list-level-properties text:list-level-position-and-space-mode="label-alignment">
          <style:list-level-label-alignment text:label-followed-by="space"/>
        </style:list-level-properties>
      </text:list-level-style-number>
    </text:list-style>
    <text:list-style style:name="LFO6">
      <text:list-level-style-bullet text:level="1" text:style-name="WW_CharLFO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7">
      <text:list-level-style-bullet text:level="1" text:style-name="WW_CharLFO7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8">
      <text:list-level-style-number text:level="1" text:style-name="WW_CharLFO8LVL1" style:num-suffix="." style:num-format="1">
        <style:list-level-properties text:space-before="0.1652in" text:min-label-width="0in" text:list-level-position-and-space-mode="label-alignment">
          <style:list-level-label-alignment text:label-followed-by="listtab" fo:margin-left="0.1652in" fo:text-indent="0in"/>
        </style:list-level-properties>
      </text:list-level-style-number>
      <text:list-level-style-number text:level="2" text:style-name="WW_CharLFO8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8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8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8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8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8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8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8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9">
      <text:list-level-style-bullet text:level="1" text:style-name="WW_CharLFO9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9LVL2" text:bullet-char="o">
        <style:list-level-properties text:space-before="1.1in" text:min-label-width="0in" text:list-level-position-and-space-mode="label-alignment">
          <style:list-level-label-alignment text:label-followed-by="listtab" fo:margin-left="1.1in" fo:text-indent="0in"/>
        </style:list-level-properties>
        <style:text-properties style:font-name="Wingdings"/>
      </text:list-level-style-bullet>
      <text:list-level-style-bullet text:level="3" text:style-name="WW_CharLFO9LVL3" text:bullet-char="▪">
        <style:list-level-properties text:space-before="1.6in" text:min-label-width="0in" text:list-level-position-and-space-mode="label-alignment">
          <style:list-level-label-alignment text:label-followed-by="listtab" fo:margin-left="1.6in" fo:text-indent="0in"/>
        </style:list-level-properties>
        <style:text-properties style:font-name="Wingdings"/>
      </text:list-level-style-bullet>
      <text:list-level-style-bullet text:level="4" text:style-name="WW_CharLFO9LVL4" text:bullet-char="•">
        <style:list-level-properties text:space-before="2.1in" text:min-label-width="0in" text:list-level-position-and-space-mode="label-alignment">
          <style:list-level-label-alignment text:label-followed-by="listtab" fo:margin-left="2.1in" fo:text-indent="0in"/>
        </style:list-level-properties>
        <style:text-properties style:font-name="Wingdings"/>
      </text:list-level-style-bullet>
      <text:list-level-style-bullet text:level="5" text:style-name="WW_CharLFO9LVL5" text:bullet-char="o">
        <style:list-level-properties text:space-before="2.6in" text:min-label-width="0in" text:list-level-position-and-space-mode="label-alignment">
          <style:list-level-label-alignment text:label-followed-by="listtab" fo:margin-left="2.6in" fo:text-indent="0in"/>
        </style:list-level-properties>
        <style:text-properties style:font-name="Wingdings"/>
      </text:list-level-style-bullet>
      <text:list-level-style-bullet text:level="6" text:style-name="WW_CharLFO9LVL6" text:bullet-char="▪">
        <style:list-level-properties text:space-before="3.1in" text:min-label-width="0in" text:list-level-position-and-space-mode="label-alignment">
          <style:list-level-label-alignment text:label-followed-by="listtab" fo:margin-left="3.1in" fo:text-indent="0in"/>
        </style:list-level-properties>
        <style:text-properties style:font-name="Wingdings"/>
      </text:list-level-style-bullet>
      <text:list-level-style-bullet text:level="7" text:style-name="WW_CharLFO9LVL7" text:bullet-char="•">
        <style:list-level-properties text:space-before="3.6in" text:min-label-width="0in" text:list-level-position-and-space-mode="label-alignment">
          <style:list-level-label-alignment text:label-followed-by="listtab" fo:margin-left="3.6in" fo:text-indent="0in"/>
        </style:list-level-properties>
        <style:text-properties style:font-name="Wingdings"/>
      </text:list-level-style-bullet>
      <text:list-level-style-bullet text:level="8" text:style-name="WW_CharLFO9LVL8" text:bullet-char="o">
        <style:list-level-properties text:space-before="4.1in" text:min-label-width="0in" text:list-level-position-and-space-mode="label-alignment">
          <style:list-level-label-alignment text:label-followed-by="listtab" fo:margin-left="4.1in" fo:text-indent="0in"/>
        </style:list-level-properties>
        <style:text-properties style:font-name="Wingdings"/>
      </text:list-level-style-bullet>
      <text:list-level-style-bullet text:level="9" text:style-name="WW_CharLFO9LVL9" text:bullet-char="▪">
        <style:list-level-properties text:space-before="4.6in" text:min-label-width="0in" text:list-level-position-and-space-mode="label-alignment">
          <style:list-level-label-alignment text:label-followed-by="listtab" fo:margin-left="4.6in" fo:text-indent="0in"/>
        </style:list-level-properties>
        <style:text-properties style:font-name="Wingdings"/>
      </text:list-level-style-bullet>
    </text:list-style>
    <text:list-style style:name="LFO10">
      <text:list-level-style-bullet text:level="1" text:style-name="WW_CharLFO10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10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0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0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0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0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0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0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0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11">
      <text:list-level-style-bullet text:level="1" text:style-name="WW_CharLFO1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1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12">
      <text:list-level-style-bullet text:level="1" text:style-name="WW_CharLFO12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1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13">
      <text:list-level-style-bullet text:level="1" text:style-name="WW_CharLFO13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1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style:style style:name="P1" style:parent-style-name="Normal" style:master-page-name="MP0" style:family="paragraph">
      <style:paragraph-properties fo:break-before="page" fo:margin-left="0in" fo:text-indent="0in">
        <style:tab-stops/>
      </style:paragraph-properties>
    </style:style>
    <style:style style:name="P2" style:parent-style-name="Normal" style:family="paragraph">
      <style:paragraph-properties fo:margin-left="0in" fo:text-indent="0in">
        <style:tab-stops/>
      </style:paragraph-properties>
    </style:style>
    <style:style style:name="P3" style:parent-style-name="Normal" style:family="paragraph">
      <style:paragraph-properties fo:text-align="end" fo:margin-bottom="0.1583in" fo:line-height="107%" fo:margin-left="0in" fo:margin-right="2.9208in" fo:text-indent="0in">
        <style:tab-stops/>
      </style:paragraph-properties>
    </style:style>
    <style:style style:name="T4" style:parent-style-name="DefaultParagraphFont" style:family="text">
      <style:text-properties fo:font-weight="bold" style:font-weight-asian="bold" fo:color="#243F60" fo:font-size="20pt" style:font-size-asian="20pt" style:font-size-complex="20pt"/>
    </style:style>
    <style:style style:name="P5" style:parent-style-name="Normal" style:family="paragraph">
      <style:paragraph-properties fo:margin-left="0.1527in" fo:text-indent="0.0687in">
        <style:tab-stops/>
      </style:paragraph-properties>
    </style:style>
    <style:style style:name="T6" style:parent-style-name="DefaultParagraphFont" style:family="text">
      <style:text-properties fo:font-weight="bold" style:font-weight-asian="bold"/>
    </style:style>
    <style:style style:name="TableColumn8" style:family="table-column">
      <style:table-column-properties style:column-width="0.9986in"/>
    </style:style>
    <style:style style:name="TableColumn9" style:family="table-column">
      <style:table-column-properties style:column-width="1.0618in"/>
    </style:style>
    <style:style style:name="TableColumn10" style:family="table-column">
      <style:table-column-properties style:column-width="2.25in"/>
    </style:style>
    <style:style style:name="TableColumn11" style:family="table-column">
      <style:table-column-properties style:column-width="1.2104in"/>
    </style:style>
    <style:style style:name="Table7" style:family="table">
      <style:table-properties style:width="5.5208in" fo:margin-left="0in" table:align="left"/>
    </style:style>
    <style:style style:name="TableRow12" style:family="table-row">
      <style:table-row-properties style:min-row-height="0.4402in"/>
    </style:style>
    <style:style style:name="TableCell13" style:family="table-cell">
      <style:table-cell-properties fo:border="0.0104in solid #000000" style:writing-mode="lr-tb" fo:padding-top="0.0291in" fo:padding-left="0.0736in" fo:padding-bottom="0in" fo:padding-right="0.0798in"/>
    </style:style>
    <style:style style:name="P14" style:parent-style-name="Normal" style:family="paragraph">
      <style:paragraph-properties fo:text-align="start" fo:margin-bottom="0in" fo:line-height="107%" fo:margin-left="0.0013in" fo:text-indent="0in">
        <style:tab-stops/>
      </style:paragraph-properties>
    </style:style>
    <style:style style:name="TableCell15" style:family="table-cell">
      <style:table-cell-properties fo:border="0.0104in solid #000000" style:writing-mode="lr-tb" fo:padding-top="0.0291in" fo:padding-left="0.0736in" fo:padding-bottom="0in" fo:padding-right="0.0798in"/>
    </style:style>
    <style:style style:name="P16" style:parent-style-name="Normal" style:family="paragraph">
      <style:paragraph-properties fo:text-align="start" fo:margin-bottom="0in" fo:line-height="107%" fo:margin-left="0in" fo:text-indent="0in">
        <style:tab-stops/>
      </style:paragraph-properties>
    </style:style>
    <style:style style:name="TableCell17" style:family="table-cell">
      <style:table-cell-properties fo:border="0.0104in solid #000000" style:writing-mode="lr-tb" fo:padding-top="0.0291in" fo:padding-left="0.0736in" fo:padding-bottom="0in" fo:padding-right="0.0798in"/>
    </style:style>
    <style:style style:name="P18" style:parent-style-name="Normal" style:family="paragraph">
      <style:paragraph-properties fo:text-align="start" fo:margin-bottom="0in" fo:line-height="107%" fo:margin-left="0.0013in" fo:text-indent="0in">
        <style:tab-stops/>
      </style:paragraph-properties>
    </style:style>
    <style:style style:name="TableCell19" style:family="table-cell">
      <style:table-cell-properties fo:border="0.0104in solid #000000" style:writing-mode="lr-tb" fo:padding-top="0.0291in" fo:padding-left="0.0736in" fo:padding-bottom="0in" fo:padding-right="0.0798in"/>
    </style:style>
    <style:style style:name="P20" style:parent-style-name="Normal" style:family="paragraph">
      <style:paragraph-properties fo:text-align="start" fo:margin-bottom="0in" fo:line-height="107%" fo:margin-left="0in" fo:text-indent="0in">
        <style:tab-stops/>
      </style:paragraph-properties>
    </style:style>
    <style:style style:name="TableRow21" style:family="table-row">
      <style:table-row-properties style:min-row-height="0.4416in"/>
    </style:style>
    <style:style style:name="TableCell22" style:family="table-cell">
      <style:table-cell-properties fo:border="0.0104in solid #000000" style:writing-mode="lr-tb" fo:padding-top="0.0291in" fo:padding-left="0.0736in" fo:padding-bottom="0in" fo:padding-right="0.0798in"/>
    </style:style>
    <style:style style:name="P23" style:parent-style-name="Normal" style:family="paragraph">
      <style:paragraph-properties fo:text-align="start" fo:margin-bottom="0in" fo:line-height="107%" fo:margin-left="0.0013in" fo:text-indent="0in">
        <style:tab-stops/>
      </style:paragraph-properties>
    </style:style>
    <style:style style:name="TableCell24" style:family="table-cell">
      <style:table-cell-properties fo:border="0.0104in solid #000000" style:writing-mode="lr-tb" fo:padding-top="0.0291in" fo:padding-left="0.0736in" fo:padding-bottom="0in" fo:padding-right="0.0798in"/>
    </style:style>
    <style:style style:name="P25" style:parent-style-name="Normal" style:family="paragraph">
      <style:paragraph-properties fo:text-align="start" fo:margin-bottom="0in" fo:line-height="107%" fo:margin-left="0in" fo:text-indent="0in">
        <style:tab-stops/>
      </style:paragraph-properties>
    </style:style>
    <style:style style:name="TableCell26" style:family="table-cell">
      <style:table-cell-properties fo:border="0.0104in solid #000000" style:writing-mode="lr-tb" fo:padding-top="0.0291in" fo:padding-left="0.0736in" fo:padding-bottom="0in" fo:padding-right="0.0798in"/>
    </style:style>
    <style:style style:name="P27" style:parent-style-name="Normal" style:family="paragraph">
      <style:paragraph-properties fo:text-align="start" fo:margin-bottom="0in" fo:line-height="107%" fo:margin-left="0.0013in" fo:text-indent="0in">
        <style:tab-stops/>
      </style:paragraph-properties>
    </style:style>
    <style:style style:name="TableCell28" style:family="table-cell">
      <style:table-cell-properties fo:border="0.0104in solid #000000" style:writing-mode="lr-tb" fo:padding-top="0.0291in" fo:padding-left="0.0736in" fo:padding-bottom="0in" fo:padding-right="0.0798in"/>
    </style:style>
    <style:style style:name="P29" style:parent-style-name="Normal" style:family="paragraph">
      <style:paragraph-properties fo:text-align="start" fo:margin-bottom="0in" fo:line-height="107%" fo:margin-left="0.0013in" fo:text-indent="0in">
        <style:tab-stops/>
      </style:paragraph-properties>
    </style:style>
    <style:style style:name="TableRow30" style:family="table-row">
      <style:table-row-properties style:min-row-height="0.4402in"/>
    </style:style>
    <style:style style:name="TableCell31" style:family="table-cell">
      <style:table-cell-properties fo:border="0.0104in solid #000000" style:writing-mode="lr-tb" fo:padding-top="0.0291in" fo:padding-left="0.0736in" fo:padding-bottom="0in" fo:padding-right="0.0798in"/>
    </style:style>
    <style:style style:name="P32" style:parent-style-name="Normal" style:family="paragraph">
      <style:paragraph-properties fo:text-align="start" fo:margin-bottom="0in" fo:line-height="107%" fo:margin-left="0.0013in" fo:text-indent="0in">
        <style:tab-stops/>
      </style:paragraph-properties>
    </style:style>
    <style:style style:name="TableCell33" style:family="table-cell">
      <style:table-cell-properties fo:border="0.0104in solid #000000" style:writing-mode="lr-tb" fo:padding-top="0.0291in" fo:padding-left="0.0736in" fo:padding-bottom="0in" fo:padding-right="0.0798in"/>
    </style:style>
    <style:style style:name="P34" style:parent-style-name="Normal" style:family="paragraph">
      <style:paragraph-properties fo:text-align="start" fo:margin-bottom="0in" fo:line-height="107%" fo:margin-left="0in" fo:text-indent="0in">
        <style:tab-stops/>
      </style:paragraph-properties>
    </style:style>
    <style:style style:name="TableCell35" style:family="table-cell">
      <style:table-cell-properties fo:border="0.0104in solid #000000" style:writing-mode="lr-tb" fo:padding-top="0.0291in" fo:padding-left="0.0736in" fo:padding-bottom="0in" fo:padding-right="0.0798in"/>
    </style:style>
    <style:style style:name="P36" style:parent-style-name="Normal" style:family="paragraph">
      <style:paragraph-properties fo:text-align="start" fo:margin-bottom="0in" fo:line-height="107%" fo:margin-left="0.0013in" fo:text-indent="0in">
        <style:tab-stops/>
      </style:paragraph-properties>
    </style:style>
    <style:style style:name="TableCell37" style:family="table-cell">
      <style:table-cell-properties fo:border="0.0104in solid #000000" style:writing-mode="lr-tb" fo:padding-top="0.0291in" fo:padding-left="0.0736in" fo:padding-bottom="0in" fo:padding-right="0.0798in"/>
    </style:style>
    <style:style style:name="P38" style:parent-style-name="Normal" style:family="paragraph">
      <style:paragraph-properties fo:text-align="start" fo:margin-bottom="0in" fo:line-height="107%" fo:margin-left="0.0013in" fo:text-indent="0in">
        <style:tab-stops/>
      </style:paragraph-properties>
    </style:style>
    <style:style style:name="P39" style:parent-style-name="Normal" style:family="paragraph">
      <style:paragraph-properties fo:margin-bottom="0in"/>
      <style:text-properties text:display="none"/>
    </style:style>
    <style:style style:name="TableColumn41" style:family="table-column">
      <style:table-column-properties style:column-width="4.4659in"/>
    </style:style>
    <style:style style:name="TableColumn42" style:family="table-column">
      <style:table-column-properties style:column-width="1.125in"/>
    </style:style>
    <style:style style:name="Table40" style:family="table">
      <style:table-properties style:width="5.5909in" fo:margin-left="0in" table:align="left"/>
    </style:style>
    <style:style style:name="TableRow43" style:family="table-row">
      <style:table-row-properties style:min-row-height="0.4416in"/>
    </style:style>
    <style:style style:name="TableCell44" style:family="table-cell">
      <style:table-cell-properties fo:border="0.0104in solid #000000" style:writing-mode="lr-tb" fo:padding-top="0.0291in" fo:padding-left="0.075in" fo:padding-bottom="0in" fo:padding-right="0.0798in"/>
    </style:style>
    <style:style style:name="P45" style:parent-style-name="Normal" style:family="paragraph">
      <style:paragraph-properties fo:text-align="start" fo:margin-bottom="0in" fo:line-height="107%" fo:margin-left="0in" fo:text-indent="0in">
        <style:tab-stops/>
      </style:paragraph-properties>
    </style:style>
    <style:style style:name="T46" style:parent-style-name="DefaultParagraphFont" style:family="text">
      <style:text-properties fo:font-weight="bold" style:font-weight-asian="bold"/>
    </style:style>
    <style:style style:name="TableCell47" style:family="table-cell">
      <style:table-cell-properties fo:border="0.0104in solid #000000" style:writing-mode="lr-tb" fo:padding-top="0.0291in" fo:padding-left="0.075in" fo:padding-bottom="0in" fo:padding-right="0.0798in"/>
    </style:style>
    <style:style style:name="P48" style:parent-style-name="Normal" style:family="paragraph">
      <style:paragraph-properties fo:text-align="start" fo:margin-bottom="0in" fo:line-height="107%" fo:margin-left="0in" fo:text-indent="0in">
        <style:tab-stops/>
      </style:paragraph-properties>
    </style:style>
    <style:style style:name="T49" style:parent-style-name="DefaultParagraphFont" style:family="text">
      <style:text-properties fo:font-weight="bold" style:font-weight-asian="bold"/>
    </style:style>
    <style:style style:name="TableRow50" style:family="table-row">
      <style:table-row-properties style:min-row-height="0.5652in"/>
    </style:style>
    <style:style style:name="TableCell51" style:family="table-cell">
      <style:table-cell-properties fo:border="0.0104in solid #000000" style:writing-mode="lr-tb" fo:padding-top="0.0291in" fo:padding-left="0.075in" fo:padding-bottom="0in" fo:padding-right="0.0798in"/>
    </style:style>
    <style:style style:name="P52" style:parent-style-name="Normal" style:family="paragraph">
      <style:paragraph-properties fo:text-align="start"/>
    </style:style>
    <style:style style:name="P53" style:parent-style-name="Normal" style:family="paragraph">
      <style:paragraph-properties fo:text-align="start" fo:margin-bottom="0in" fo:line-height="107%" fo:margin-left="0in" fo:text-indent="0in">
        <style:tab-stops/>
      </style:paragraph-properties>
    </style:style>
    <style:style style:name="TableCell54" style:family="table-cell">
      <style:table-cell-properties fo:border="0.0104in solid #000000" style:writing-mode="lr-tb" fo:padding-top="0.0291in" fo:padding-left="0.075in" fo:padding-bottom="0in" fo:padding-right="0.0798in"/>
    </style:style>
    <style:style style:name="P55" style:parent-style-name="Normal" style:family="paragraph">
      <style:paragraph-properties fo:text-align="start" fo:margin-bottom="0in" fo:line-height="107%" fo:margin-left="0in" fo:text-indent="0in">
        <style:tab-stops/>
      </style:paragraph-properties>
    </style:style>
    <style:style style:name="P56" style:parent-style-name="Normal" style:family="paragraph">
      <style:paragraph-properties fo:text-align="start" fo:margin-bottom="0.1569in" fo:line-height="107%" fo:margin-left="0in" fo:text-indent="0in">
        <style:tab-stops/>
      </style:paragraph-properties>
    </style:style>
    <style:style style:name="T57" style:parent-style-name="DefaultParagraphFont" style:family="text">
      <style:text-properties fo:font-weight="bold" style:font-weight-asian="bold"/>
    </style:style>
    <style:style style:name="P58" style:parent-style-name="Normal" style:family="paragraph">
      <style:paragraph-properties fo:text-align="start" fo:margin-bottom="0.1548in" fo:margin-left="-0.0034in">
        <style:tab-stops/>
      </style:paragraph-properties>
    </style:style>
    <style:style style:name="T59" style:parent-style-name="DefaultParagraphFont" style:family="text">
      <style:text-properties fo:font-weight="bold" style:font-weight-asian="bold"/>
    </style:style>
    <style:style style:name="P60" style:parent-style-name="Normal" style:family="paragraph">
      <style:paragraph-properties fo:text-align="start" fo:margin-bottom="0.1569in" fo:line-height="107%" fo:margin-left="0in" fo:text-indent="0in">
        <style:tab-stops/>
      </style:paragraph-properties>
    </style:style>
    <style:style style:name="T61" style:parent-style-name="DefaultParagraphFont" style:family="text">
      <style:text-properties fo:font-weight="bold" style:font-weight-asian="bold"/>
    </style:style>
    <style:style style:name="P62" style:parent-style-name="Normal" style:family="paragraph">
      <style:paragraph-properties fo:text-align="start" fo:margin-bottom="0.1548in"/>
    </style:style>
    <style:style style:name="P63" style:parent-style-name="Normal" style:family="paragraph">
      <style:paragraph-properties fo:margin-left="0in" fo:text-indent="0in">
        <style:tab-stops/>
      </style:paragraph-properties>
    </style:style>
    <style:style style:name="P64" style:parent-style-name="Normal" style:family="paragraph">
      <style:paragraph-properties fo:margin-left="0in" fo:text-indent="0in">
        <style:tab-stops/>
      </style:paragraph-properties>
    </style:style>
    <style:style style:name="P65" style:parent-style-name="Normal" style:family="paragraph">
      <style:paragraph-properties fo:text-align="start" fo:margin-bottom="0.1548in" fo:line-height="107%" fo:margin-left="0in" fo:text-indent="0in">
        <style:tab-stops/>
      </style:paragraph-properties>
    </style:style>
    <style:style style:name="T66" style:parent-style-name="DefaultParagraphFont" style:family="text">
      <style:text-properties fo:font-weight="bold" style:font-weight-asian="bold" fo:color="#365F91"/>
    </style:style>
    <style:style style:name="P67" style:parent-style-name="TOC1" style:family="paragraph">
      <style:paragraph-properties>
        <style:tab-stops>
          <style:tab-stop style:type="right" style:leader-style="dotted" style:leader-text="." style:position="6.5493in"/>
        </style:tab-stops>
      </style:paragraph-properties>
    </style:style>
    <style:style style:name="P68" style:parent-style-name="TOC2" style:family="paragraph">
      <style:paragraph-properties>
        <style:tab-stops>
          <style:tab-stop style:type="right" style:leader-style="dotted" style:leader-text="." style:position="6.393in"/>
        </style:tab-stops>
      </style:paragraph-properties>
    </style:style>
    <style:style style:name="P69" style:parent-style-name="TOC1" style:family="paragraph">
      <style:paragraph-properties>
        <style:tab-stops>
          <style:tab-stop style:type="right" style:leader-style="dotted" style:leader-text="." style:position="6.5493in"/>
        </style:tab-stops>
      </style:paragraph-properties>
    </style:style>
    <style:style style:name="P70" style:parent-style-name="TOC1" style:family="paragraph">
      <style:paragraph-properties>
        <style:tab-stops>
          <style:tab-stop style:type="right" style:leader-style="dotted" style:leader-text="." style:position="6.5493in"/>
        </style:tab-stops>
      </style:paragraph-properties>
    </style:style>
    <style:style style:name="P71" style:parent-style-name="TOC1" style:family="paragraph">
      <style:paragraph-properties>
        <style:tab-stops>
          <style:tab-stop style:type="right" style:leader-style="dotted" style:leader-text="." style:position="6.5493in"/>
        </style:tab-stops>
      </style:paragraph-properties>
    </style:style>
    <style:style style:name="P72" style:parent-style-name="TOC1" style:family="paragraph">
      <style:paragraph-properties>
        <style:tab-stops>
          <style:tab-stop style:type="right" style:leader-style="dotted" style:leader-text="." style:position="6.5493in"/>
        </style:tab-stops>
      </style:paragraph-properties>
    </style:style>
    <style:style style:name="P73" style:parent-style-name="TOC1" style:family="paragraph">
      <style:paragraph-properties>
        <style:tab-stops>
          <style:tab-stop style:type="right" style:leader-style="dotted" style:leader-text="." style:position="6.5493in"/>
        </style:tab-stops>
      </style:paragraph-properties>
    </style:style>
    <style:style style:name="P74" style:parent-style-name="TOC2" style:family="paragraph">
      <style:paragraph-properties>
        <style:tab-stops>
          <style:tab-stop style:type="right" style:leader-style="dotted" style:leader-text="." style:position="6.393in"/>
        </style:tab-stops>
      </style:paragraph-properties>
    </style:style>
    <style:style style:name="P75" style:parent-style-name="TOC2" style:family="paragraph">
      <style:paragraph-properties>
        <style:tab-stops>
          <style:tab-stop style:type="right" style:leader-style="dotted" style:leader-text="." style:position="6.393in"/>
        </style:tab-stops>
      </style:paragraph-properties>
    </style:style>
    <style:style style:name="P76" style:parent-style-name="TOC2" style:family="paragraph">
      <style:paragraph-properties>
        <style:tab-stops>
          <style:tab-stop style:type="right" style:leader-style="dotted" style:leader-text="." style:position="6.393in"/>
        </style:tab-stops>
      </style:paragraph-properties>
    </style:style>
    <style:style style:name="P77" style:parent-style-name="TOC2" style:family="paragraph">
      <style:paragraph-properties>
        <style:tab-stops>
          <style:tab-stop style:type="right" style:leader-style="dotted" style:leader-text="." style:position="6.393in"/>
        </style:tab-stops>
      </style:paragraph-properties>
    </style:style>
    <style:style style:name="P78" style:parent-style-name="TOC2" style:family="paragraph">
      <style:paragraph-properties>
        <style:tab-stops>
          <style:tab-stop style:type="right" style:leader-style="dotted" style:leader-text="." style:position="6.393in"/>
        </style:tab-stops>
      </style:paragraph-properties>
    </style:style>
    <style:style style:name="P79" style:parent-style-name="TOC2" style:family="paragraph">
      <style:paragraph-properties>
        <style:tab-stops>
          <style:tab-stop style:type="right" style:leader-style="dotted" style:leader-text="." style:position="6.393in"/>
        </style:tab-stops>
      </style:paragraph-properties>
    </style:style>
    <style:style style:name="P80" style:parent-style-name="TOC1" style:family="paragraph">
      <style:paragraph-properties>
        <style:tab-stops>
          <style:tab-stop style:type="right" style:leader-style="dotted" style:leader-text="." style:position="6.5493in"/>
        </style:tab-stops>
      </style:paragraph-properties>
    </style:style>
    <style:style style:name="P81" style:parent-style-name="TOC1" style:family="paragraph">
      <style:paragraph-properties>
        <style:tab-stops>
          <style:tab-stop style:type="right" style:leader-style="dotted" style:leader-text="." style:position="6.5493in"/>
        </style:tab-stops>
      </style:paragraph-properties>
    </style:style>
    <style:style style:name="P82" style:parent-style-name="TOC2" style:family="paragraph">
      <style:paragraph-properties>
        <style:tab-stops>
          <style:tab-stop style:type="right" style:leader-style="dotted" style:leader-text="." style:position="6.393in"/>
        </style:tab-stops>
      </style:paragraph-properties>
    </style:style>
    <style:style style:name="P83" style:parent-style-name="TOC2" style:family="paragraph">
      <style:paragraph-properties>
        <style:tab-stops>
          <style:tab-stop style:type="right" style:leader-style="dotted" style:leader-text="." style:position="6.393in"/>
        </style:tab-stops>
      </style:paragraph-properties>
    </style:style>
    <style:style style:name="P84" style:parent-style-name="TOC1" style:family="paragraph">
      <style:paragraph-properties>
        <style:tab-stops>
          <style:tab-stop style:type="right" style:leader-style="dotted" style:leader-text="." style:position="6.5493in"/>
        </style:tab-stops>
      </style:paragraph-properties>
    </style:style>
    <style:style style:name="P85" style:parent-style-name="TOC2" style:family="paragraph">
      <style:paragraph-properties>
        <style:tab-stops>
          <style:tab-stop style:type="right" style:leader-style="dotted" style:leader-text="." style:position="6.393in"/>
        </style:tab-stops>
      </style:paragraph-properties>
    </style:style>
    <style:style style:name="P86" style:parent-style-name="TOC2" style:family="paragraph">
      <style:paragraph-properties>
        <style:tab-stops>
          <style:tab-stop style:type="right" style:leader-style="dotted" style:leader-text="." style:position="6.393in"/>
        </style:tab-stops>
      </style:paragraph-properties>
    </style:style>
    <style:style style:name="P87" style:parent-style-name="TOC1" style:family="paragraph">
      <style:paragraph-properties>
        <style:tab-stops>
          <style:tab-stop style:type="right" style:leader-style="dotted" style:leader-text="." style:position="6.5493in"/>
        </style:tab-stops>
      </style:paragraph-properties>
    </style:style>
    <style:style style:name="P88" style:parent-style-name="TOC1" style:family="paragraph">
      <style:paragraph-properties>
        <style:tab-stops>
          <style:tab-stop style:type="right" style:leader-style="dotted" style:leader-text="." style:position="6.5493in"/>
        </style:tab-stops>
      </style:paragraph-properties>
    </style:style>
    <style:style style:name="P89" style:parent-style-name="TOC1" style:family="paragraph">
      <style:paragraph-properties>
        <style:tab-stops>
          <style:tab-stop style:type="right" style:leader-style="dotted" style:leader-text="." style:position="6.5493in"/>
        </style:tab-stops>
      </style:paragraph-properties>
    </style:style>
    <style:style style:name="P90" style:parent-style-name="TOC1" style:family="paragraph">
      <style:paragraph-properties>
        <style:tab-stops>
          <style:tab-stop style:type="right" style:leader-style="dotted" style:leader-text="." style:position="6.5493in"/>
        </style:tab-stops>
      </style:paragraph-properties>
    </style:style>
    <style:style style:name="P91" style:parent-style-name="TOC1" style:family="paragraph">
      <style:paragraph-properties>
        <style:tab-stops>
          <style:tab-stop style:type="right" style:leader-style="dotted" style:leader-text="." style:position="6.5493in"/>
        </style:tab-stops>
      </style:paragraph-properties>
    </style:style>
    <style:style style:name="P92" style:parent-style-name="TOC1" style:family="paragraph">
      <style:paragraph-properties>
        <style:tab-stops>
          <style:tab-stop style:type="right" style:leader-style="dotted" style:leader-text="." style:position="6.5493in"/>
        </style:tab-stops>
      </style:paragraph-properties>
    </style:style>
    <style:style style:name="P93" style:parent-style-name="Normal" style:family="paragraph">
      <style:paragraph-properties fo:margin-left="0in" fo:text-indent="0in">
        <style:tab-stops/>
      </style:paragraph-properties>
    </style:style>
    <style:style style:name="P94" style:parent-style-name="Heading1" style:family="paragraph">
      <style:paragraph-properties fo:margin-left="0.1527in" fo:text-indent="-0.1631in">
        <style:tab-stops/>
      </style:paragraph-properties>
    </style:style>
    <style:style style:name="P95" style:parent-style-name="Normal" style:family="paragraph"/>
    <style:style style:name="T96" style:parent-style-name="DefaultParagraphFont" style:family="text">
      <style:text-properties fo:font-weight="bold" style:font-weight-asian="bold" style:font-weight-complex="bold"/>
    </style:style>
    <style:style style:name="P97" style:parent-style-name="Normal" style:family="paragraph">
      <style:paragraph-properties fo:margin-left="0in" fo:text-indent="0in">
        <style:tab-stops/>
      </style:paragraph-properties>
    </style:style>
    <style:style style:name="P98" style:parent-style-name="Heading1" style:family="paragraph">
      <style:paragraph-properties fo:margin-left="0.1527in" fo:text-indent="-0.1631in">
        <style:tab-stops/>
      </style:paragraph-properties>
    </style:style>
    <style:style style:name="P99" style:parent-style-name="Normal" style:family="paragraph"/>
    <style:style style:name="P100" style:parent-style-name="Normal" style:family="paragraph"/>
    <style:style style:name="P101" style:parent-style-name="Normal" style:family="paragraph"/>
    <style:style style:name="P102" style:parent-style-name="Normal" style:family="paragraph"/>
    <style:style style:name="P103" style:parent-style-name="Normal" style:family="paragraph"/>
    <style:style style:name="P104" style:parent-style-name="Normal" style:family="paragraph"/>
    <style:style style:name="P105" style:parent-style-name="Normal" style:family="paragraph"/>
    <style:style style:name="P106" style:parent-style-name="Normal" style:family="paragraph"/>
    <style:style style:name="P107" style:parent-style-name="Normal" style:family="paragraph">
      <style:paragraph-properties fo:margin-left="0in" fo:text-indent="0in">
        <style:tab-stops/>
      </style:paragraph-properties>
    </style:style>
    <style:style style:name="P108" style:parent-style-name="Normal" style:family="paragraph">
      <style:paragraph-properties fo:margin-left="0in" fo:text-indent="0in">
        <style:tab-stops/>
      </style:paragraph-properties>
    </style:style>
    <style:style style:name="P109" style:parent-style-name="Heading1" style:family="paragraph">
      <style:paragraph-properties fo:margin-left="0.2493in" fo:text-indent="-0.2597in">
        <style:tab-stops/>
      </style:paragraph-properties>
    </style:style>
    <style:style style:name="P110" style:parent-style-name="Normal" style:family="paragraph">
      <style:paragraph-properties fo:margin-bottom="0.1527in"/>
    </style:style>
    <style:style style:name="P111" style:parent-style-name="Normal" style:family="paragraph">
      <style:paragraph-properties fo:text-align="start" fo:margin-bottom="0.1798in" fo:line-height="107%" fo:margin-left="0in" fo:text-indent="0in">
        <style:tab-stops/>
      </style:paragraph-properties>
    </style:style>
    <style:style style:name="P112" style:parent-style-name="Normal" style:family="paragraph">
      <style:paragraph-properties fo:margin-bottom="0.0222in" fo:line-height="197%" fo:text-indent="-0.25in"/>
    </style:style>
    <style:style style:name="P113" style:parent-style-name="Normal" style:family="paragraph">
      <style:paragraph-properties fo:margin-bottom="0.0208in" fo:line-height="198%" fo:text-indent="-0.25in"/>
    </style:style>
    <style:style style:name="P114" style:parent-style-name="Normal" style:family="paragraph">
      <style:paragraph-properties fo:margin-bottom="0.1527in" fo:text-indent="-0.25in"/>
    </style:style>
    <style:style style:name="P115" style:parent-style-name="Normal" style:family="paragraph">
      <style:paragraph-properties fo:margin-left="0.5069in">
        <style:tab-stops/>
      </style:paragraph-properties>
    </style:style>
    <style:style style:name="P116" style:parent-style-name="Normal" style:family="paragraph">
      <style:paragraph-properties fo:margin-bottom="0.0222in" fo:line-height="197%" fo:text-indent="-0.25in"/>
    </style:style>
    <style:style style:name="P117" style:parent-style-name="Normal" style:family="paragraph">
      <style:paragraph-properties fo:margin-bottom="0.0243in" fo:line-height="197%" fo:text-indent="-0.25in"/>
    </style:style>
    <style:style style:name="P118" style:parent-style-name="Normal" style:family="paragraph">
      <style:paragraph-properties fo:margin-bottom="0.3194in" fo:text-indent="-0.25in"/>
    </style:style>
    <style:style style:name="P119" style:parent-style-name="Normal" style:family="paragraph">
      <style:paragraph-properties fo:margin-left="0in" fo:text-indent="0in">
        <style:tab-stops/>
      </style:paragraph-properties>
    </style:style>
    <style:style style:name="P120" style:parent-style-name="Heading1" style:family="paragraph">
      <style:paragraph-properties fo:margin-left="0.1777in" fo:text-indent="-0.1881in">
        <style:tab-stops/>
      </style:paragraph-properties>
    </style:style>
    <style:style style:name="P121" style:parent-style-name="Normal" style:family="paragraph"/>
    <style:style style:name="P122" style:parent-style-name="Normal" style:family="paragraph"/>
    <style:style style:name="P123" style:parent-style-name="Normal" style:family="paragraph"/>
    <style:style style:name="P124" style:parent-style-name="Normal" style:family="paragraph"/>
    <style:style style:name="P125" style:parent-style-name="Normal" style:family="paragraph"/>
    <style:style style:name="P126" style:parent-style-name="Normal" style:family="paragraph"/>
    <style:style style:name="P127" style:parent-style-name="Normal" style:family="paragraph"/>
    <style:style style:name="P128" style:parent-style-name="Normal" style:family="paragraph"/>
    <style:style style:name="P129" style:parent-style-name="Normal" style:family="paragraph"/>
    <style:style style:name="P130" style:parent-style-name="Normal" style:family="paragraph"/>
    <style:style style:name="P131" style:parent-style-name="Normal" style:family="paragraph"/>
    <style:style style:name="P132" style:parent-style-name="Normal" style:family="paragraph"/>
    <style:style style:name="P133" style:parent-style-name="Normal" style:family="paragraph"/>
    <style:style style:name="P134" style:parent-style-name="Normal" style:family="paragraph"/>
    <style:style style:name="P135" style:parent-style-name="Normal" style:family="paragraph"/>
    <style:style style:name="P136" style:parent-style-name="Normal" style:family="paragraph"/>
    <style:style style:name="P137" style:parent-style-name="Normal" style:family="paragraph"/>
    <style:style style:name="P138" style:parent-style-name="Normal" style:family="paragraph"/>
    <style:style style:name="P139" style:parent-style-name="Normal" style:family="paragraph"/>
    <style:style style:name="P140" style:parent-style-name="Normal" style:family="paragraph"/>
    <style:style style:name="P141" style:parent-style-name="Normal" style:family="paragraph"/>
    <style:style style:name="P142" style:parent-style-name="Normal" style:family="paragraph"/>
    <style:style style:name="P143" style:parent-style-name="Normal" style:family="paragraph">
      <style:paragraph-properties fo:margin-left="0in" fo:text-indent="0in">
        <style:tab-stops/>
      </style:paragraph-properties>
    </style:style>
    <style:style style:name="P144" style:parent-style-name="Heading1" style:family="paragraph">
      <style:paragraph-properties fo:margin-left="0.1694in" fo:text-indent="-0.1798in">
        <style:tab-stops/>
      </style:paragraph-properties>
    </style:style>
    <style:style style:name="P145" style:parent-style-name="Normal" style:family="paragraph">
      <style:paragraph-properties>
        <style:tab-stops/>
      </style:paragraph-properties>
    </style:style>
    <style:style style:name="P146" style:parent-style-name="Normal" style:family="paragraph">
      <style:paragraph-properties fo:margin-left="0in" fo:text-indent="0in">
        <style:tab-stops/>
      </style:paragraph-properties>
    </style:style>
    <style:style style:name="P147" style:parent-style-name="Normal" style:family="paragraph">
      <style:paragraph-properties fo:margin-left="0in" fo:text-indent="0in">
        <style:tab-stops/>
      </style:paragraph-properties>
    </style:style>
    <style:style style:name="P148" style:parent-style-name="Heading1" style:family="paragraph">
      <style:paragraph-properties fo:margin-bottom="0.2909in" fo:margin-left="0.2263in" fo:text-indent="-0.2263in">
        <style:tab-stops/>
      </style:paragraph-properties>
    </style:style>
    <style:style style:name="P149" style:parent-style-name="Heading2" style:family="paragraph">
      <style:paragraph-properties fo:margin-bottom="0.1548in" fo:margin-left="0.3027in" fo:text-indent="-0.3131in">
        <style:tab-stops/>
      </style:paragraph-properties>
    </style:style>
    <style:style style:name="P150" style:parent-style-name="Normal" style:family="paragraph">
      <style:paragraph-properties fo:text-align="start" fo:margin-bottom="0.1569in" fo:line-height="107%" fo:margin-left="0in" fo:text-indent="0in">
        <style:tab-stops/>
      </style:paragraph-properties>
    </style:style>
    <style:style style:name="P151" style:parent-style-name="Normal" style:family="paragraph">
      <style:paragraph-properties fo:margin-bottom="0.3194in"/>
    </style:style>
    <style:style style:name="P152" style:parent-style-name="Normal" style:family="paragraph">
      <style:paragraph-properties fo:margin-bottom="0.3194in"/>
    </style:style>
    <style:style style:name="P153" style:parent-style-name="Normal" style:family="paragraph">
      <style:paragraph-properties fo:margin-bottom="0.3194in"/>
    </style:style>
    <style:style style:name="P154" style:parent-style-name="Normal" style:family="paragraph">
      <style:paragraph-properties fo:margin-bottom="0.3194in"/>
    </style:style>
    <style:style style:name="P155" style:parent-style-name="Heading3" style:family="paragraph">
      <style:paragraph-properties fo:margin-left="-0.0034in">
        <style:tab-stops/>
      </style:paragraph-properties>
    </style:style>
    <style:style style:name="TableColumn157" style:family="table-column">
      <style:table-column-properties style:column-width="0.6048in"/>
    </style:style>
    <style:style style:name="TableColumn158" style:family="table-column">
      <style:table-column-properties style:column-width="4.6312in"/>
    </style:style>
    <style:style style:name="Table156" style:family="table">
      <style:table-properties style:width="5.2361in" fo:margin-left="0in" table:align="left"/>
    </style:style>
    <style:style style:name="TableRow159" style:family="table-row">
      <style:table-row-properties style:min-row-height="0.45in"/>
    </style:style>
    <style:style style:name="TableCell160" style:family="table-cell">
      <style:table-cell-properties fo:border-top="0.0625in solid #FFFF00" fo:border-left="0.0208in solid #000000" fo:border-bottom="0.0937in double #FFFFFF" style:border-line-width-bottom="0.0312in 0.0312in 0.0312in" fo:border-right="0.0034in solid #FFFFFF" fo:background-color="#FFFF00" style:writing-mode="lr-tb" fo:padding-top="0.0652in" fo:padding-left="0.0527in" fo:padding-bottom="0in" fo:padding-right="0.0229in"/>
    </style:style>
    <style:style style:name="P161" style:parent-style-name="Normal" style:family="paragraph">
      <style:paragraph-properties fo:text-align="start" fo:margin-bottom="0in" fo:line-height="107%" fo:margin-left="0in" fo:text-indent="0in">
        <style:tab-stops/>
      </style:paragraph-properties>
    </style:style>
    <style:style style:name="T162" style:parent-style-name="DefaultParagraphFont" style:family="text">
      <style:text-properties fo:font-weight="bold" style:font-weight-asian="bold"/>
    </style:style>
    <style:style style:name="TableCell163" style:family="table-cell">
      <style:table-cell-properties fo:border-top="0.0625in solid #FFFF00" fo:border-left="0.0034in solid #FFFFFF" fo:border-bottom="0.0937in double #FFFFFF" style:border-line-width-bottom="0.0312in 0.0312in 0.0312in" fo:border-right="0.0138in solid #000000" fo:background-color="#FFFF00" style:writing-mode="lr-tb" fo:padding-top="0.0652in" fo:padding-left="0.0527in" fo:padding-bottom="0in" fo:padding-right="0.0229in"/>
    </style:style>
    <style:style style:name="P164" style:parent-style-name="Normal" style:family="paragraph">
      <style:paragraph-properties fo:text-align="start" fo:margin-bottom="0in" fo:line-height="107%" fo:margin-left="0.0104in" fo:text-indent="0in">
        <style:tab-stops/>
      </style:paragraph-properties>
    </style:style>
    <style:style style:name="T165" style:parent-style-name="DefaultParagraphFont" style:family="text">
      <style:text-properties fo:font-weight="bold" style:font-weight-asian="bold"/>
    </style:style>
    <style:style style:name="TableRow166" style:family="table-row">
      <style:table-row-properties style:min-row-height="1.5152in"/>
    </style:style>
    <style:style style:name="TableCell167" style:family="table-cell">
      <style:table-cell-properties fo:border-top="0.0937in double #FFFFFF" style:border-line-width-top="0.0312in 0.0312in 0.0312in" fo:border-left="0.0208in solid #000000" fo:border-bottom="0.125in double #FFFFFF" style:border-line-width-bottom="0.0416in 0.0416in 0.0416in" fo:border-right="0.0034in solid #FFFFFF" style:writing-mode="lr-tb" fo:padding-top="0.0652in" fo:padding-left="0.0527in" fo:padding-bottom="0in" fo:padding-right="0.0229in"/>
    </style:style>
    <style:style style:name="P168" style:parent-style-name="Normal" style:family="paragraph">
      <style:paragraph-properties fo:text-align="start" fo:margin-bottom="0in" fo:line-height="107%" fo:margin-left="0in" fo:text-indent="0in">
        <style:tab-stops/>
      </style:paragraph-properties>
    </style:style>
    <style:style style:name="TableCell169" style:family="table-cell">
      <style:table-cell-properties fo:border-top="0.0937in double #FFFFFF" style:border-line-width-top="0.0312in 0.0312in 0.0312in" fo:border-left="0.0034in solid #FFFFFF" fo:border-bottom="0.125in double #FFFFFF" style:border-line-width-bottom="0.0416in 0.0416in 0.0416in" fo:border-right="0.0138in solid #000000" style:writing-mode="lr-tb" fo:padding-top="0.0652in" fo:padding-left="0.0527in" fo:padding-bottom="0in" fo:padding-right="0.0229in"/>
    </style:style>
    <style:style style:name="P170" style:parent-style-name="Normal" style:family="paragraph">
      <style:paragraph-properties fo:text-align="start" fo:margin-bottom="0.1569in" fo:line-height="107%" fo:margin-left="0.0104in" fo:text-indent="0in">
        <style:tab-stops/>
      </style:paragraph-properties>
    </style:style>
    <style:style style:name="P171" style:parent-style-name="Normal" style:family="paragraph">
      <style:paragraph-properties fo:text-align="start" fo:margin-bottom="0.1583in" fo:line-height="107%" fo:margin-left="0.0104in" fo:text-indent="0in">
        <style:tab-stops/>
      </style:paragraph-properties>
    </style:style>
    <style:style style:name="P172" style:parent-style-name="Normal" style:family="paragraph">
      <style:paragraph-properties fo:text-align="start" fo:margin-bottom="0.1569in" fo:line-height="107%" fo:margin-left="0.0104in" fo:text-indent="0in">
        <style:tab-stops/>
      </style:paragraph-properties>
    </style:style>
    <style:style style:name="P173" style:parent-style-name="Normal" style:family="paragraph">
      <style:paragraph-properties fo:text-align="start" fo:margin-bottom="0in" fo:line-height="107%" fo:margin-left="0.0104in" fo:text-indent="0in">
        <style:tab-stops/>
      </style:paragraph-properties>
    </style:style>
    <style:style style:name="TableRow174" style:family="table-row">
      <style:table-row-properties style:min-row-height="0.4715in"/>
    </style:style>
    <style:style style:name="TableCell175" style:family="table-cell">
      <style:table-cell-properties fo:border-top="0.125in double #FFFFFF" style:border-line-width-top="0.0416in 0.0416in 0.0416in" fo:border-left="0.0208in solid #000000" fo:border-bottom="0.125in double #FFFFFF" style:border-line-width-bottom="0.0416in 0.0416in 0.0416in" fo:border-right="0.0034in solid #FFFFFF" style:writing-mode="lr-tb" fo:padding-top="0.0652in" fo:padding-left="0.0527in" fo:padding-bottom="0in" fo:padding-right="0.0229in"/>
    </style:style>
    <style:style style:name="P176" style:parent-style-name="Normal" style:family="paragraph">
      <style:paragraph-properties fo:text-align="start" fo:margin-bottom="0in" fo:line-height="107%" fo:margin-left="0in" fo:text-indent="0in">
        <style:tab-stops/>
      </style:paragraph-properties>
    </style:style>
    <style:style style:name="TableCell177" style:family="table-cell">
      <style:table-cell-properties fo:border-top="0.125in double #FFFFFF" style:border-line-width-top="0.0416in 0.0416in 0.0416in" fo:border-left="0.0034in solid #FFFFFF" fo:border-bottom="0.125in double #FFFFFF" style:border-line-width-bottom="0.0416in 0.0416in 0.0416in" fo:border-right="0.0138in solid #000000" style:writing-mode="lr-tb" fo:padding-top="0.0652in" fo:padding-left="0.0527in" fo:padding-bottom="0in" fo:padding-right="0.0229in"/>
    </style:style>
    <style:style style:name="P178" style:parent-style-name="Normal" style:family="paragraph">
      <style:paragraph-properties fo:text-align="start" fo:margin-bottom="0in" fo:line-height="107%" fo:margin-left="0.0104in" fo:text-indent="0in">
        <style:tab-stops/>
      </style:paragraph-properties>
    </style:style>
    <style:style style:name="TableRow179" style:family="table-row">
      <style:table-row-properties style:min-row-height="0.8409in"/>
    </style:style>
    <style:style style:name="TableCell180" style:family="table-cell">
      <style:table-cell-properties fo:border-top="0.125in double #FFFFFF" style:border-line-width-top="0.0416in 0.0416in 0.0416in" fo:border-left="0.0208in solid #000000" fo:border-bottom="0.0937in double #FFFFFF" style:border-line-width-bottom="0.0312in 0.0312in 0.0312in" fo:border-right="0.0034in solid #FFFFFF" style:writing-mode="lr-tb" fo:padding-top="0.0652in" fo:padding-left="0.0527in" fo:padding-bottom="0in" fo:padding-right="0.0229in"/>
    </style:style>
    <style:style style:name="P181" style:parent-style-name="Normal" style:family="paragraph">
      <style:paragraph-properties fo:text-align="start" fo:margin-bottom="0in" fo:line-height="107%" fo:margin-left="0in" fo:text-indent="0in">
        <style:tab-stops/>
      </style:paragraph-properties>
    </style:style>
    <style:style style:name="TableCell182" style:family="table-cell">
      <style:table-cell-properties fo:border-top="0.125in double #FFFFFF" style:border-line-width-top="0.0416in 0.0416in 0.0416in" fo:border-left="0.0034in solid #FFFFFF" fo:border-bottom="0.0937in double #FFFFFF" style:border-line-width-bottom="0.0312in 0.0312in 0.0312in" fo:border-right="0.0138in solid #000000" style:writing-mode="lr-tb" fo:padding-top="0.0652in" fo:padding-left="0.0527in" fo:padding-bottom="0in" fo:padding-right="0.0229in"/>
    </style:style>
    <style:style style:name="P183" style:parent-style-name="Normal" style:family="paragraph">
      <style:paragraph-properties fo:text-align="start" fo:margin-bottom="0in" fo:line-height="107%" fo:margin-left="0.0104in" fo:text-indent="0in">
        <style:tab-stops/>
      </style:paragraph-properties>
    </style:style>
    <style:style style:name="TableRow184" style:family="table-row">
      <style:table-row-properties style:min-row-height="0.4506in"/>
    </style:style>
    <style:style style:name="TableCell185" style:family="table-cell">
      <style:table-cell-properties fo:border-top="0.0937in double #FFFFFF" style:border-line-width-top="0.0312in 0.0312in 0.0312in" fo:border-left="0.0208in solid #000000" fo:border-bottom="0.125in double #FFFFFF" style:border-line-width-bottom="0.0416in 0.0416in 0.0416in" fo:border-right="0.0034in solid #FFFFFF" style:writing-mode="lr-tb" fo:padding-top="0.0652in" fo:padding-left="0.0527in" fo:padding-bottom="0in" fo:padding-right="0.0229in"/>
    </style:style>
    <style:style style:name="P186" style:parent-style-name="Normal" style:family="paragraph">
      <style:paragraph-properties fo:text-align="start" fo:margin-bottom="0in" fo:line-height="107%" fo:margin-left="0in" fo:text-indent="0in">
        <style:tab-stops/>
      </style:paragraph-properties>
    </style:style>
    <style:style style:name="TableCell187" style:family="table-cell">
      <style:table-cell-properties fo:border-top="0.0937in double #FFFFFF" style:border-line-width-top="0.0312in 0.0312in 0.0312in" fo:border-left="0.0034in solid #FFFFFF" fo:border-bottom="0.125in double #FFFFFF" style:border-line-width-bottom="0.0416in 0.0416in 0.0416in" fo:border-right="0.0138in solid #000000" style:writing-mode="lr-tb" fo:padding-top="0.0652in" fo:padding-left="0.0527in" fo:padding-bottom="0in" fo:padding-right="0.0229in"/>
    </style:style>
    <style:style style:name="P188" style:parent-style-name="Normal" style:family="paragraph">
      <style:paragraph-properties fo:text-align="start" fo:margin-bottom="0in" fo:line-height="107%" fo:margin-left="0.0104in" fo:text-indent="0in">
        <style:tab-stops/>
      </style:paragraph-properties>
    </style:style>
    <style:style style:name="TableRow189" style:family="table-row">
      <style:table-row-properties style:min-row-height="0.45in"/>
    </style:style>
    <style:style style:name="TableCell190" style:family="table-cell">
      <style:table-cell-properties fo:border-top="0.125in double #FFFFFF" style:border-line-width-top="0.0416in 0.0416in 0.0416in" fo:border-left="0.0208in solid #000000" fo:border-bottom="0.0312in double #000000" style:border-line-width-bottom="0.0104in 0.0104in 0.0104in" fo:border-right="0.0034in solid #FFFFFF" style:writing-mode="lr-tb" fo:padding-top="0.0652in" fo:padding-left="0.0527in" fo:padding-bottom="0in" fo:padding-right="0.0229in"/>
    </style:style>
    <style:style style:name="P191" style:parent-style-name="Normal" style:family="paragraph">
      <style:paragraph-properties fo:text-align="start" fo:margin-bottom="0in" fo:line-height="107%" fo:margin-left="0in" fo:text-indent="0in">
        <style:tab-stops/>
      </style:paragraph-properties>
    </style:style>
    <style:style style:name="TableCell192" style:family="table-cell">
      <style:table-cell-properties fo:border-top="0.125in double #FFFFFF" style:border-line-width-top="0.0416in 0.0416in 0.0416in" fo:border-left="0.0034in solid #FFFFFF" fo:border-bottom="0.0312in double #000000" style:border-line-width-bottom="0.0104in 0.0104in 0.0104in" fo:border-right="0.0138in solid #000000" style:writing-mode="lr-tb" fo:padding-top="0.0652in" fo:padding-left="0.0527in" fo:padding-bottom="0in" fo:padding-right="0.0229in"/>
    </style:style>
    <style:style style:name="P193" style:parent-style-name="Normal" style:family="paragraph">
      <style:paragraph-properties fo:text-align="start" fo:margin-bottom="0in" fo:line-height="107%" fo:margin-left="0.0104in" fo:text-indent="0in">
        <style:tab-stops/>
      </style:paragraph-properties>
    </style:style>
    <style:style style:name="P194" style:parent-style-name="Heading3" style:family="paragraph">
      <style:paragraph-properties fo:margin-bottom="0.0131in" fo:margin-left="0in" fo:text-indent="0in">
        <style:tab-stops/>
      </style:paragraph-properties>
    </style:style>
    <style:style style:name="P195" style:parent-style-name="Heading3" style:family="paragraph">
      <style:paragraph-properties fo:margin-bottom="0.0131in" fo:margin-left="-0.0034in">
        <style:tab-stops/>
      </style:paragraph-properties>
    </style:style>
    <style:style style:name="P196" style:parent-style-name="Heading3" style:family="paragraph">
      <style:paragraph-properties fo:margin-bottom="0.0131in" fo:margin-left="-0.0034in">
        <style:tab-stops/>
      </style:paragraph-properties>
    </style:style>
    <style:style style:name="P197" style:parent-style-name="Heading3" style:family="paragraph">
      <style:paragraph-properties fo:margin-bottom="0.0131in" fo:margin-left="-0.0034in">
        <style:tab-stops/>
      </style:paragraph-properties>
    </style:style>
    <style:style style:name="P198" style:parent-style-name="Heading3" style:family="paragraph">
      <style:paragraph-properties fo:margin-bottom="0.0131in" fo:margin-left="-0.0034in">
        <style:tab-stops/>
      </style:paragraph-properties>
    </style:style>
    <style:style style:name="P199" style:parent-style-name="Heading3" style:family="paragraph">
      <style:paragraph-properties fo:margin-bottom="0.0131in" fo:margin-left="-0.0034in">
        <style:tab-stops/>
      </style:paragraph-properties>
    </style:style>
    <style:style style:name="P200" style:parent-style-name="Heading3" style:family="paragraph">
      <style:paragraph-properties fo:margin-bottom="0.0131in" fo:margin-left="-0.0034in">
        <style:tab-stops/>
      </style:paragraph-properties>
    </style:style>
    <style:style style:name="P201" style:parent-style-name="Normal" style:family="paragraph">
      <style:paragraph-properties fo:margin-left="0in" fo:text-indent="0in">
        <style:tab-stops/>
      </style:paragraph-properties>
    </style:style>
    <style:style style:name="TableColumn203" style:family="table-column">
      <style:table-column-properties style:column-width="0.6048in"/>
    </style:style>
    <style:style style:name="TableColumn204" style:family="table-column">
      <style:table-column-properties style:column-width="4.6312in"/>
    </style:style>
    <style:style style:name="Table202" style:family="table">
      <style:table-properties style:width="5.2361in" fo:margin-left="0.6604in" table:align="left"/>
    </style:style>
    <style:style style:name="TableRow205" style:family="table-row">
      <style:table-row-properties style:min-row-height="0.45in"/>
    </style:style>
    <style:style style:name="TableCell206" style:family="table-cell">
      <style:table-cell-properties fo:border-top="0.0625in solid #FFFF00" fo:border-left="0.0208in solid #000000" fo:border-bottom="0.0937in double #FFFFFF" style:border-line-width-bottom="0.0312in 0.0312in 0.0312in" fo:border-right="0.0034in solid #FFFFFF" fo:background-color="#FFFF00" style:writing-mode="lr-tb" fo:padding-top="0.0638in" fo:padding-left="0.0527in" fo:padding-bottom="0in" fo:padding-right="0.0305in"/>
    </style:style>
    <style:style style:name="P207" style:parent-style-name="Normal" style:family="paragraph">
      <style:paragraph-properties fo:text-align="start" fo:margin-bottom="0in" fo:line-height="107%" fo:margin-left="0in" fo:text-indent="0in">
        <style:tab-stops/>
      </style:paragraph-properties>
    </style:style>
    <style:style style:name="T208" style:parent-style-name="DefaultParagraphFont" style:family="text">
      <style:text-properties fo:font-weight="bold" style:font-weight-asian="bold"/>
    </style:style>
    <style:style style:name="TableCell209" style:family="table-cell">
      <style:table-cell-properties fo:border-top="0.0625in solid #FFFF00" fo:border-left="0.0034in solid #FFFFFF" fo:border-bottom="0.0937in double #FFFFFF" style:border-line-width-bottom="0.0312in 0.0312in 0.0312in" fo:border-right="0.0138in solid #000000" fo:background-color="#FFFF00" style:writing-mode="lr-tb" fo:padding-top="0.0638in" fo:padding-left="0.0527in" fo:padding-bottom="0in" fo:padding-right="0.0305in"/>
    </style:style>
    <style:style style:name="P210" style:parent-style-name="Normal" style:family="paragraph">
      <style:paragraph-properties fo:text-align="start" fo:margin-bottom="0in" fo:line-height="107%" fo:margin-left="0.0104in" fo:text-indent="0in">
        <style:tab-stops/>
      </style:paragraph-properties>
    </style:style>
    <style:style style:name="T211" style:parent-style-name="DefaultParagraphFont" style:family="text">
      <style:text-properties fo:font-weight="bold" style:font-weight-asian="bold"/>
    </style:style>
    <style:style style:name="TableRow212" style:family="table-row">
      <style:table-row-properties style:min-row-height="0.452in"/>
    </style:style>
    <style:style style:name="TableCell213" style:family="table-cell">
      <style:table-cell-properties fo:border-top="0.0937in double #FFFFFF" style:border-line-width-top="0.0312in 0.0312in 0.0312in" fo:border-left="0.0208in solid #000000" fo:border-bottom="0.0312in double #000000" style:border-line-width-bottom="0.0104in 0.0104in 0.0104in" fo:border-right="0.0034in solid #FFFFFF" style:writing-mode="lr-tb" fo:padding-top="0.0638in" fo:padding-left="0.0527in" fo:padding-bottom="0in" fo:padding-right="0.0305in"/>
    </style:style>
    <style:style style:name="P214" style:parent-style-name="Normal" style:family="paragraph">
      <style:paragraph-properties fo:text-align="start" fo:margin-bottom="0in" fo:line-height="107%" fo:margin-left="0in" fo:text-indent="0in">
        <style:tab-stops/>
      </style:paragraph-properties>
    </style:style>
    <style:style style:name="TableCell215" style:family="table-cell">
      <style:table-cell-properties fo:border-top="0.0937in double #FFFFFF" style:border-line-width-top="0.0312in 0.0312in 0.0312in" fo:border-left="0.0034in solid #FFFFFF" fo:border-bottom="0.0312in double #000000" style:border-line-width-bottom="0.0104in 0.0104in 0.0104in" fo:border-right="0.0138in solid #000000" style:writing-mode="lr-tb" fo:padding-top="0.0638in" fo:padding-left="0.0527in" fo:padding-bottom="0in" fo:padding-right="0.0305in"/>
    </style:style>
    <style:style style:name="P216" style:parent-style-name="Normal" style:family="paragraph">
      <style:paragraph-properties fo:text-align="start" fo:margin-bottom="0in" fo:line-height="107%" fo:margin-left="0.0104in" fo:text-indent="0in">
        <style:tab-stops/>
      </style:paragraph-properties>
    </style:style>
    <style:style style:name="TableRow217" style:family="table-row">
      <style:table-row-properties style:min-row-height="1.1451in"/>
    </style:style>
    <style:style style:name="TableCell218" style:family="table-cell">
      <style:table-cell-properties fo:border-top="0.0625in double #FFFFFF" style:border-line-width-top="0.0208in 0.0208in 0.0208in" fo:border-left="0.0208in solid #000000" fo:border-bottom="0.125in double #FFFFFF" style:border-line-width-bottom="0.0416in 0.0416in 0.0416in" fo:border-right="0.0034in solid #FFFFFF" style:writing-mode="lr-tb" fo:padding-top="0.0638in" fo:padding-left="0.0527in" fo:padding-bottom="0in" fo:padding-right="0.0305in"/>
    </style:style>
    <style:style style:name="P219" style:parent-style-name="Normal" style:family="paragraph">
      <style:paragraph-properties fo:text-align="start" fo:margin-bottom="0.1111in" fo:line-height="107%" fo:margin-left="0in" fo:text-indent="0in">
        <style:tab-stops/>
      </style:paragraph-properties>
    </style:style>
    <style:style style:name="TableCell220" style:family="table-cell">
      <style:table-cell-properties fo:border-top="0.0625in double #FFFFFF" style:border-line-width-top="0.0208in 0.0208in 0.0208in" fo:border-left="0.0034in solid #FFFFFF" fo:border-bottom="0.125in double #FFFFFF" style:border-line-width-bottom="0.0416in 0.0416in 0.0416in" fo:border-right="0.0138in solid #000000" style:writing-mode="lr-tb" fo:padding-top="0.0638in" fo:padding-left="0.0527in" fo:padding-bottom="0in" fo:padding-right="0.0305in"/>
    </style:style>
    <style:style style:name="P221" style:parent-style-name="Normal" style:family="paragraph">
      <style:paragraph-properties fo:text-align="start" fo:margin-bottom="0.1583in" fo:line-height="107%" fo:margin-left="0.0027in" fo:text-indent="0in">
        <style:tab-stops/>
      </style:paragraph-properties>
    </style:style>
    <style:style style:name="P222" style:parent-style-name="Normal" style:family="paragraph">
      <style:paragraph-properties fo:text-align="start" fo:margin-bottom="0.1569in" fo:line-height="107%" fo:margin-left="0.0027in" fo:text-indent="0in">
        <style:tab-stops/>
      </style:paragraph-properties>
    </style:style>
    <style:style style:name="P223" style:parent-style-name="Normal" style:family="paragraph">
      <style:paragraph-properties fo:text-align="start" fo:margin-bottom="0in" fo:line-height="107%" fo:margin-left="0.0027in" fo:text-indent="0in">
        <style:tab-stops/>
      </style:paragraph-properties>
    </style:style>
    <style:style style:name="TableRow224" style:family="table-row">
      <style:table-row-properties style:min-row-height="0.4923in"/>
    </style:style>
    <style:style style:name="TableCell225" style:family="table-cell">
      <style:table-cell-properties fo:border-top="0.125in double #FFFFFF" style:border-line-width-top="0.0416in 0.0416in 0.0416in" fo:border-left="0.0208in solid #000000" fo:border-bottom="0.0937in double #FFFFFF" style:border-line-width-bottom="0.0312in 0.0312in 0.0312in" fo:border-right="0.0034in solid #FFFFFF" style:writing-mode="lr-tb" fo:padding-top="0.0638in" fo:padding-left="0.0527in" fo:padding-bottom="0in" fo:padding-right="0.0305in"/>
    </style:style>
    <style:style style:name="P226" style:parent-style-name="Normal" style:family="paragraph">
      <style:paragraph-properties fo:text-align="start" fo:margin-bottom="0in" fo:line-height="107%" fo:margin-left="0in" fo:text-indent="0in">
        <style:tab-stops/>
      </style:paragraph-properties>
    </style:style>
    <style:style style:name="TableCell227" style:family="table-cell">
      <style:table-cell-properties fo:border-top="0.125in double #FFFFFF" style:border-line-width-top="0.0416in 0.0416in 0.0416in" fo:border-left="0.0034in solid #FFFFFF" fo:border-bottom="0.0937in double #FFFFFF" style:border-line-width-bottom="0.0312in 0.0312in 0.0312in" fo:border-right="0.0138in solid #000000" style:writing-mode="lr-tb" fo:padding-top="0.0638in" fo:padding-left="0.0527in" fo:padding-bottom="0in" fo:padding-right="0.0305in"/>
    </style:style>
    <style:style style:name="P228" style:parent-style-name="Normal" style:family="paragraph">
      <style:paragraph-properties fo:text-align="start" fo:margin-bottom="0in" fo:line-height="107%" fo:margin-left="0.0027in" fo:text-indent="0in">
        <style:tab-stops/>
      </style:paragraph-properties>
    </style:style>
    <style:style style:name="TableRow229" style:family="table-row">
      <style:table-row-properties style:min-row-height="0.8in"/>
    </style:style>
    <style:style style:name="TableCell230" style:family="table-cell">
      <style:table-cell-properties fo:border-top="0.0937in double #FFFFFF" style:border-line-width-top="0.0312in 0.0312in 0.0312in" fo:border-left="0.0208in solid #000000" fo:border-bottom="0.125in double #FFFFFF" style:border-line-width-bottom="0.0416in 0.0416in 0.0416in" fo:border-right="0.0034in solid #FFFFFF" style:writing-mode="lr-tb" fo:padding-top="0.0638in" fo:padding-left="0.0527in" fo:padding-bottom="0in" fo:padding-right="0.0305in"/>
    </style:style>
    <style:style style:name="P231" style:parent-style-name="Normal" style:family="paragraph">
      <style:paragraph-properties fo:text-align="start" fo:margin-bottom="0in" fo:line-height="107%" fo:margin-left="0in" fo:text-indent="0in">
        <style:tab-stops/>
      </style:paragraph-properties>
    </style:style>
    <style:style style:name="TableCell232" style:family="table-cell">
      <style:table-cell-properties fo:border-top="0.0937in double #FFFFFF" style:border-line-width-top="0.0312in 0.0312in 0.0312in" fo:border-left="0.0034in solid #FFFFFF" fo:border-bottom="0.125in double #FFFFFF" style:border-line-width-bottom="0.0416in 0.0416in 0.0416in" fo:border-right="0.0138in solid #000000" style:writing-mode="lr-tb" fo:padding-top="0.0638in" fo:padding-left="0.0527in" fo:padding-bottom="0in" fo:padding-right="0.0305in"/>
    </style:style>
    <style:style style:name="P233" style:parent-style-name="Normal" style:family="paragraph">
      <style:paragraph-properties fo:text-align="start" fo:margin-bottom="0in" fo:line-height="107%" fo:margin-left="0.0027in" fo:text-indent="0in">
        <style:tab-stops/>
      </style:paragraph-properties>
    </style:style>
    <style:style style:name="TableRow234" style:family="table-row">
      <style:table-row-properties style:min-row-height="0.4715in"/>
    </style:style>
    <style:style style:name="TableCell235" style:family="table-cell">
      <style:table-cell-properties fo:border-top="0.125in double #FFFFFF" style:border-line-width-top="0.0416in 0.0416in 0.0416in" fo:border-left="0.0208in solid #000000" fo:border-bottom="0.125in double #FFFFFF" style:border-line-width-bottom="0.0416in 0.0416in 0.0416in" fo:border-right="0.0034in solid #FFFFFF" style:writing-mode="lr-tb" fo:padding-top="0.0638in" fo:padding-left="0.0527in" fo:padding-bottom="0in" fo:padding-right="0.0305in"/>
    </style:style>
    <style:style style:name="P236" style:parent-style-name="Normal" style:family="paragraph">
      <style:paragraph-properties fo:text-align="start" fo:margin-bottom="0in" fo:line-height="107%" fo:margin-left="0in" fo:text-indent="0in">
        <style:tab-stops/>
      </style:paragraph-properties>
    </style:style>
    <style:style style:name="TableCell237" style:family="table-cell">
      <style:table-cell-properties fo:border-top="0.125in double #FFFFFF" style:border-line-width-top="0.0416in 0.0416in 0.0416in" fo:border-left="0.0034in solid #FFFFFF" fo:border-bottom="0.125in double #FFFFFF" style:border-line-width-bottom="0.0416in 0.0416in 0.0416in" fo:border-right="0.0138in solid #000000" style:writing-mode="lr-tb" fo:padding-top="0.0638in" fo:padding-left="0.0527in" fo:padding-bottom="0in" fo:padding-right="0.0305in"/>
    </style:style>
    <style:style style:name="P238" style:parent-style-name="Normal" style:family="paragraph">
      <style:paragraph-properties fo:text-align="start" fo:margin-bottom="0in" fo:line-height="107%" fo:margin-left="0.0027in" fo:text-indent="0in">
        <style:tab-stops/>
      </style:paragraph-properties>
    </style:style>
    <style:style style:name="TableRow239" style:family="table-row">
      <style:table-row-properties style:min-row-height="0.4722in"/>
    </style:style>
    <style:style style:name="TableCell240" style:family="table-cell">
      <style:table-cell-properties fo:border-top="0.125in double #FFFFFF" style:border-line-width-top="0.0416in 0.0416in 0.0416in" fo:border-left="0.0208in solid #000000" fo:border-bottom="0.0312in double #000000" style:border-line-width-bottom="0.0104in 0.0104in 0.0104in" fo:border-right="0.0034in solid #FFFFFF" style:writing-mode="lr-tb" fo:padding-top="0.0638in" fo:padding-left="0.0527in" fo:padding-bottom="0in" fo:padding-right="0.0305in"/>
    </style:style>
    <style:style style:name="P241" style:parent-style-name="Normal" style:family="paragraph">
      <style:paragraph-properties fo:text-align="start" fo:margin-bottom="0in" fo:line-height="107%" fo:margin-left="0in" fo:text-indent="0in">
        <style:tab-stops/>
      </style:paragraph-properties>
    </style:style>
    <style:style style:name="TableCell242" style:family="table-cell">
      <style:table-cell-properties fo:border-top="0.125in double #FFFFFF" style:border-line-width-top="0.0416in 0.0416in 0.0416in" fo:border-left="0.0034in solid #FFFFFF" fo:border-bottom="0.0312in double #000000" style:border-line-width-bottom="0.0104in 0.0104in 0.0104in" fo:border-right="0.0138in solid #000000" style:writing-mode="lr-tb" fo:padding-top="0.0638in" fo:padding-left="0.0527in" fo:padding-bottom="0in" fo:padding-right="0.0305in"/>
    </style:style>
    <style:style style:name="P243" style:parent-style-name="Normal" style:family="paragraph">
      <style:paragraph-properties fo:text-align="start" fo:margin-bottom="0in" fo:line-height="107%" fo:margin-left="0.0027in" fo:text-indent="0in">
        <style:tab-stops/>
      </style:paragraph-properties>
    </style:style>
    <style:style style:name="P244" style:parent-style-name="Normal" style:family="paragraph">
      <style:paragraph-properties fo:margin-left="0in" fo:text-indent="0in">
        <style:tab-stops/>
      </style:paragraph-properties>
    </style:style>
    <style:style style:name="P245" style:parent-style-name="Normal" style:family="paragraph">
      <style:paragraph-properties fo:margin-left="0in" fo:text-indent="0in">
        <style:tab-stops/>
      </style:paragraph-properties>
    </style:style>
    <style:style style:name="P246" style:parent-style-name="Heading2" style:family="paragraph">
      <style:paragraph-properties fo:margin-bottom="0.1548in" fo:margin-left="0.3243in" fo:text-indent="-0.3347in">
        <style:tab-stops/>
      </style:paragraph-properties>
    </style:style>
    <style:style style:name="P247" style:parent-style-name="Normal" style:family="paragraph">
      <style:paragraph-properties fo:margin-bottom="0.0208in" fo:line-height="198%" fo:text-indent="-0.25in"/>
    </style:style>
    <style:style style:name="P248" style:parent-style-name="Normal" style:family="paragraph">
      <style:paragraph-properties fo:margin-bottom="0.2909in" fo:text-indent="-0.25in"/>
    </style:style>
    <style:style style:name="P249" style:parent-style-name="Heading2" style:family="paragraph">
      <style:paragraph-properties fo:margin-bottom="0.1548in" fo:margin-left="0.3229in" fo:text-indent="-0.3333in">
        <style:tab-stops/>
      </style:paragraph-properties>
    </style:style>
    <style:style style:name="P250" style:parent-style-name="Normal" style:family="paragraph">
      <style:paragraph-properties fo:margin-bottom="0.0006in" fo:line-height="197%"/>
    </style:style>
    <style:style style:name="P251" style:parent-style-name="Normal" style:family="paragraph">
      <style:paragraph-properties fo:text-align="start" fo:margin-bottom="0.1583in" fo:line-height="107%" fo:margin-left="0in" fo:text-indent="0in">
        <style:tab-stops/>
      </style:paragraph-properties>
    </style:style>
    <style:style style:name="P252" style:parent-style-name="Normal" style:family="paragraph">
      <style:paragraph-properties fo:text-align="start" fo:margin-bottom="0in" fo:line-height="107%" fo:margin-left="0in" fo:text-indent="0in">
        <style:tab-stops/>
      </style:paragraph-properties>
    </style:style>
    <style:style style:name="P253" style:parent-style-name="Heading2" style:family="paragraph">
      <style:paragraph-properties fo:margin-bottom="0.1548in" fo:margin-left="0.3277in" fo:text-indent="-0.3381in">
        <style:tab-stops/>
      </style:paragraph-properties>
    </style:style>
    <style:style style:name="P254" style:parent-style-name="Normal" style:family="paragraph">
      <style:paragraph-properties fo:margin-bottom="0.2909in"/>
    </style:style>
    <style:style style:name="P255" style:parent-style-name="Heading2" style:family="paragraph">
      <style:paragraph-properties fo:margin-bottom="0.1548in" fo:margin-left="0.3194in" fo:text-indent="-0.3298in">
        <style:tab-stops/>
      </style:paragraph-properties>
    </style:style>
    <style:style style:name="P256" style:parent-style-name="Normal" style:family="paragraph">
      <style:paragraph-properties fo:margin-bottom="0.2909in"/>
    </style:style>
    <style:style style:name="P257" style:parent-style-name="Heading2" style:family="paragraph">
      <style:paragraph-properties fo:margin-bottom="0.1548in" fo:margin-left="0.3277in" fo:text-indent="-0.3381in">
        <style:tab-stops/>
      </style:paragraph-properties>
    </style:style>
    <style:style style:name="P258" style:parent-style-name="Normal" style:family="paragraph">
      <style:paragraph-properties fo:margin-bottom="0.1527in"/>
    </style:style>
    <style:style style:name="P259" style:parent-style-name="Normal" style:family="paragraph">
      <style:paragraph-properties fo:margin-bottom="0.1527in" fo:text-indent="-0.1652in"/>
    </style:style>
    <style:style style:name="P260" style:parent-style-name="Normal" style:family="paragraph">
      <style:paragraph-properties fo:margin-bottom="0.1548in" fo:text-indent="-0.1652in"/>
    </style:style>
    <style:style style:name="P261" style:parent-style-name="Normal" style:family="paragraph">
      <style:paragraph-properties fo:margin-bottom="0.1527in" fo:text-indent="-0.1652in"/>
    </style:style>
    <style:style style:name="P262" style:parent-style-name="Normal" style:family="paragraph">
      <style:paragraph-properties fo:margin-bottom="0.3194in" fo:text-indent="-0.1652in"/>
    </style:style>
    <style:style style:name="P263" style:parent-style-name="Heading1" style:family="paragraph">
      <style:paragraph-properties fo:margin-left="0.1736in" fo:text-indent="-0.1736in">
        <style:tab-stops/>
      </style:paragraph-properties>
    </style:style>
    <style:style style:name="P264" style:parent-style-name="Normal" style:family="paragraph">
      <style:paragraph-properties fo:line-height="197%"/>
    </style:style>
    <style:style style:name="P265" style:parent-style-name="Heading1" style:family="paragraph">
      <style:paragraph-properties fo:margin-bottom="0.293in" fo:margin-left="0.1916in" fo:text-indent="-0.1916in">
        <style:tab-stops/>
      </style:paragraph-properties>
    </style:style>
    <style:style style:name="P266" style:parent-style-name="Heading2" style:family="paragraph">
      <style:paragraph-properties fo:margin-bottom="0.1527in" fo:margin-left="0.3062in" fo:text-indent="-0.3166in">
        <style:tab-stops/>
      </style:paragraph-properties>
    </style:style>
    <style:style style:name="P267" style:parent-style-name="Normal" style:family="paragraph">
      <style:paragraph-properties fo:text-indent="-0.25in"/>
    </style:style>
    <style:style style:name="P268" style:parent-style-name="Normal" style:family="paragraph">
      <style:paragraph-properties fo:text-indent="-0.25in"/>
    </style:style>
    <style:style style:name="P269" style:parent-style-name="Normal" style:family="paragraph">
      <style:paragraph-properties fo:text-indent="-0.25in"/>
    </style:style>
    <style:style style:name="P270" style:parent-style-name="Normal" style:family="paragraph">
      <style:paragraph-properties fo:text-indent="-0.25in"/>
    </style:style>
    <style:style style:name="P271" style:parent-style-name="Normal" style:family="paragraph">
      <style:paragraph-properties fo:text-indent="-0.25in"/>
    </style:style>
    <style:style style:name="P272" style:parent-style-name="Normal" style:family="paragraph">
      <style:paragraph-properties fo:text-indent="-0.25in"/>
    </style:style>
    <style:style style:name="P273" style:parent-style-name="Normal" style:family="paragraph">
      <style:paragraph-properties fo:text-indent="-0.25in"/>
    </style:style>
    <style:style style:name="P274" style:parent-style-name="Normal" style:family="paragraph">
      <style:paragraph-properties fo:text-indent="-0.25in"/>
    </style:style>
    <style:style style:name="P275" style:parent-style-name="Normal" style:family="paragraph">
      <style:paragraph-properties fo:text-indent="-0.25in"/>
    </style:style>
    <style:style style:name="P276" style:parent-style-name="Normal" style:family="paragraph">
      <style:paragraph-properties fo:margin-bottom="0.1527in" fo:text-indent="-0.25in"/>
    </style:style>
    <style:style style:name="P277" style:parent-style-name="Normal" style:family="paragraph">
      <style:paragraph-properties fo:text-align="start" fo:margin-bottom="0.1569in" fo:line-height="107%" fo:margin-left="0in" fo:text-indent="0in">
        <style:tab-stops/>
      </style:paragraph-properties>
    </style:style>
    <style:style style:name="P278" style:parent-style-name="Heading2" style:family="paragraph">
      <style:paragraph-properties fo:text-align="justify" fo:margin-bottom="0.1548in" fo:margin-left="0.2965in" fo:text-indent="-0.2965in">
        <style:tab-stops/>
      </style:paragraph-properties>
    </style:style>
    <style:style style:name="T279" style:parent-style-name="DefaultParagraphFont" style:family="text">
      <style:text-properties fo:font-weight="normal" style:font-weight-asian="normal"/>
    </style:style>
    <style:style style:name="P280" style:parent-style-name="Normal" style:family="paragraph">
      <style:paragraph-properties fo:margin-bottom="0.0222in" fo:line-height="197%"/>
    </style:style>
    <style:style style:name="P281" style:parent-style-name="Normal" style:family="paragraph">
      <style:paragraph-properties fo:text-indent="-0.25in"/>
    </style:style>
    <style:style style:name="P282" style:parent-style-name="Normal" style:family="paragraph">
      <style:paragraph-properties fo:text-indent="-0.25in"/>
    </style:style>
    <style:style style:name="P283" style:parent-style-name="Normal" style:family="paragraph">
      <style:paragraph-properties fo:text-indent="-0.25in"/>
    </style:style>
    <style:style style:name="P284" style:parent-style-name="Normal" style:family="paragraph">
      <style:paragraph-properties fo:text-indent="-0.25in"/>
    </style:style>
    <style:style style:name="P285" style:parent-style-name="Normal" style:family="paragraph">
      <style:paragraph-properties fo:text-indent="-0.25in"/>
    </style:style>
    <style:style style:name="P286" style:parent-style-name="Normal" style:family="paragraph">
      <style:paragraph-properties fo:margin-bottom="0.1527in" fo:text-indent="-0.25in"/>
    </style:style>
    <style:style style:name="P287" style:parent-style-name="Normal" style:family="paragraph">
      <style:paragraph-properties fo:margin-bottom="0.3194in"/>
    </style:style>
    <style:style style:name="P288" style:parent-style-name="Heading1" style:family="paragraph">
      <style:paragraph-properties fo:margin-bottom="0.293in" fo:margin-left="0.2263in" fo:text-indent="-0.2263in">
        <style:tab-stops/>
      </style:paragraph-properties>
    </style:style>
    <style:style style:name="P289" style:parent-style-name="Heading2" style:family="paragraph">
      <style:paragraph-properties fo:margin-bottom="0.1527in" fo:margin-left="0.3027in" fo:text-indent="-0.3131in">
        <style:tab-stops/>
      </style:paragraph-properties>
    </style:style>
    <style:style style:name="P290" style:parent-style-name="Normal" style:family="paragraph">
      <style:paragraph-properties fo:text-align="start" fo:margin-bottom="0.1583in" fo:line-height="107%" fo:margin-left="0in" fo:text-indent="0in">
        <style:tab-stops/>
      </style:paragraph-properties>
    </style:style>
    <style:style style:name="P291" style:parent-style-name="Normal" style:family="paragraph">
      <style:paragraph-properties fo:text-indent="-0.25in"/>
    </style:style>
    <style:style style:name="P292" style:parent-style-name="Normal" style:family="paragraph">
      <style:paragraph-properties fo:text-indent="-0.25in"/>
    </style:style>
    <style:style style:name="P293" style:parent-style-name="Normal" style:family="paragraph">
      <style:paragraph-properties fo:text-indent="-0.25in"/>
    </style:style>
    <style:style style:name="P294" style:parent-style-name="Normal" style:family="paragraph">
      <style:paragraph-properties fo:text-indent="-0.25in"/>
    </style:style>
    <style:style style:name="P295" style:parent-style-name="Normal" style:family="paragraph">
      <style:paragraph-properties fo:margin-bottom="0.1381in" fo:line-height="197%" fo:text-indent="-0.25in"/>
    </style:style>
    <style:style style:name="P296" style:parent-style-name="Heading2" style:family="paragraph">
      <style:paragraph-properties fo:margin-bottom="0.1548in" fo:margin-left="0.3243in" fo:text-indent="-0.3347in">
        <style:tab-stops/>
      </style:paragraph-properties>
    </style:style>
    <style:style style:name="P297" style:parent-style-name="Normal" style:family="paragraph">
      <style:paragraph-properties fo:margin-bottom="0.0243in" fo:line-height="197%"/>
    </style:style>
    <style:style style:name="P298" style:parent-style-name="Normal" style:family="paragraph">
      <style:paragraph-properties fo:text-indent="-0.25in"/>
    </style:style>
    <style:style style:name="P299" style:parent-style-name="Normal" style:family="paragraph">
      <style:paragraph-properties fo:text-indent="-0.25in"/>
    </style:style>
    <style:style style:name="P300" style:parent-style-name="Normal" style:family="paragraph">
      <style:paragraph-properties fo:text-indent="-0.25in"/>
    </style:style>
    <style:style style:name="P301" style:parent-style-name="Normal" style:family="paragraph">
      <style:paragraph-properties fo:text-indent="-0.25in"/>
    </style:style>
    <style:style style:name="P302" style:parent-style-name="Normal" style:family="paragraph">
      <style:paragraph-properties fo:margin-bottom="0.1527in" fo:text-indent="-0.25in"/>
    </style:style>
    <style:style style:name="P303" style:parent-style-name="Normal" style:family="paragraph">
      <style:paragraph-properties fo:line-height="197%"/>
    </style:style>
    <style:style style:name="T304" style:parent-style-name="DefaultParagraphFont" style:family="text">
      <style:text-properties fo:font-weight="bold" style:font-weight-asian="bold"/>
    </style:style>
    <style:style style:name="P305" style:parent-style-name="Heading1" style:family="paragraph">
      <style:paragraph-properties fo:margin-left="0.2715in" fo:text-indent="-0.2715in">
        <style:tab-stops/>
      </style:paragraph-properties>
    </style:style>
    <style:style style:name="P306" style:parent-style-name="Normal" style:family="paragraph">
      <style:paragraph-properties fo:text-indent="-0.25in"/>
    </style:style>
    <style:style style:name="P307" style:parent-style-name="Normal" style:family="paragraph">
      <style:paragraph-properties fo:text-indent="-0.25in"/>
    </style:style>
    <style:style style:name="P308" style:parent-style-name="Normal" style:family="paragraph">
      <style:paragraph-properties fo:text-indent="-0.25in"/>
    </style:style>
    <style:style style:name="P309" style:parent-style-name="Normal" style:family="paragraph">
      <style:paragraph-properties fo:text-indent="-0.25in"/>
    </style:style>
    <style:style style:name="P310" style:parent-style-name="Normal" style:family="paragraph">
      <style:paragraph-properties fo:text-align="start" fo:margin-bottom="0.3236in" fo:line-height="107%" fo:margin-left="0in" fo:text-indent="0in">
        <style:tab-stops/>
      </style:paragraph-properties>
    </style:style>
    <style:style style:name="T311" style:parent-style-name="DefaultParagraphFont" style:family="text">
      <style:text-properties fo:font-weight="bold" style:font-weight-asian="bold"/>
    </style:style>
    <style:style style:name="P312" style:parent-style-name="Heading1" style:family="paragraph">
      <style:paragraph-properties fo:margin-left="0.2381in" fo:text-indent="-0.2381in">
        <style:tab-stops/>
      </style:paragraph-properties>
    </style:style>
    <style:style style:name="P313" style:parent-style-name="Normal" style:family="paragraph">
      <style:paragraph-properties fo:margin-bottom="0.3215in"/>
    </style:style>
    <style:style style:name="P314" style:parent-style-name="Heading1" style:family="paragraph">
      <style:paragraph-properties fo:margin-left="0.2597in" fo:text-indent="-0.2597in">
        <style:tab-stops/>
      </style:paragraph-properties>
    </style:style>
    <style:style style:name="P315" style:parent-style-name="Normal" style:family="paragraph">
      <style:paragraph-properties fo:margin-bottom="0.0013in" fo:line-height="197%"/>
    </style:style>
    <style:style style:name="P316" style:parent-style-name="Normal" style:family="paragraph">
      <style:paragraph-properties fo:margin-bottom="0.3194in"/>
    </style:style>
    <style:style style:name="P317" style:parent-style-name="Normal" style:family="paragraph">
      <style:paragraph-properties fo:margin-left="0in" fo:text-indent="0in">
        <style:tab-stops/>
      </style:paragraph-properties>
    </style:style>
    <style:style style:name="TableColumn319" style:family="table-column">
      <style:table-column-properties style:column-width="0.6847in" style:use-optimal-column-width="false"/>
    </style:style>
    <style:style style:name="TableColumn320" style:family="table-column">
      <style:table-column-properties style:column-width="1.0048in" style:use-optimal-column-width="false"/>
    </style:style>
    <style:style style:name="TableColumn321" style:family="table-column">
      <style:table-column-properties style:column-width="0.8972in" style:use-optimal-column-width="false"/>
    </style:style>
    <style:style style:name="TableColumn322" style:family="table-column">
      <style:table-column-properties style:column-width="0.8312in" style:use-optimal-column-width="false"/>
    </style:style>
    <style:style style:name="TableColumn323" style:family="table-column">
      <style:table-column-properties style:column-width="0.8659in" style:use-optimal-column-width="false"/>
    </style:style>
    <style:style style:name="TableColumn324" style:family="table-column">
      <style:table-column-properties style:column-width="0.6402in" style:use-optimal-column-width="false"/>
    </style:style>
    <style:style style:name="TableColumn325" style:family="table-column">
      <style:table-column-properties style:column-width="0.852in" style:use-optimal-column-width="false"/>
    </style:style>
    <style:style style:name="Table318" style:family="table">
      <style:table-properties style:width="5.7763in" fo:margin-left="0in" table:align="left"/>
    </style:style>
    <style:style style:name="TableRow326" style:family="table-row">
      <style:table-row-properties style:min-row-height="0.9187in" style:use-optimal-row-height="false"/>
    </style:style>
    <style:style style:name="TableCell327" style:family="table-cell">
      <style:table-cell-properties fo:border="0.0069in solid #000000" style:writing-mode="lr-tb" fo:padding-top="0.027in" fo:padding-left="0.0736in" fo:padding-bottom="0in" fo:padding-right="0.0402in"/>
    </style:style>
    <style:style style:name="P328" style:parent-style-name="Normal" style:family="paragraph">
      <style:paragraph-properties fo:text-align="start" fo:margin-bottom="0in" fo:line-height="107%" fo:margin-left="0.0013in" fo:text-indent="0in">
        <style:tab-stops/>
      </style:paragraph-properties>
    </style:style>
    <style:style style:name="TableCell329" style:family="table-cell">
      <style:table-cell-properties fo:border="0.0069in solid #000000" style:writing-mode="lr-tb" fo:padding-top="0.027in" fo:padding-left="0.0736in" fo:padding-bottom="0in" fo:padding-right="0.0402in"/>
    </style:style>
    <style:style style:name="P330" style:parent-style-name="Normal" style:family="paragraph">
      <style:paragraph-properties fo:text-align="start" fo:margin-bottom="0.1583in" fo:line-height="107%" fo:margin-left="0in" fo:text-indent="0in">
        <style:tab-stops/>
      </style:paragraph-properties>
    </style:style>
    <style:style style:name="P331" style:parent-style-name="Normal" style:family="paragraph">
      <style:paragraph-properties fo:text-align="start" fo:margin-bottom="0in" fo:line-height="107%" fo:margin-left="0in" fo:text-indent="0in">
        <style:tab-stops/>
      </style:paragraph-properties>
    </style:style>
    <style:style style:name="TableCell332" style:family="table-cell">
      <style:table-cell-properties fo:border="0.0069in solid #000000" style:writing-mode="lr-tb" fo:padding-top="0.027in" fo:padding-left="0.0736in" fo:padding-bottom="0in" fo:padding-right="0.0402in"/>
    </style:style>
    <style:style style:name="P333" style:parent-style-name="Normal" style:family="paragraph">
      <style:paragraph-properties fo:text-align="start" fo:margin-bottom="0in" fo:line-height="107%" fo:margin-left="0.0013in" fo:text-indent="0in">
        <style:tab-stops/>
      </style:paragraph-properties>
    </style:style>
    <style:style style:name="TableCell334" style:family="table-cell">
      <style:table-cell-properties fo:border="0.0069in solid #000000" style:writing-mode="lr-tb" fo:padding-top="0.027in" fo:padding-left="0.0736in" fo:padding-bottom="0in" fo:padding-right="0.0402in"/>
    </style:style>
    <style:style style:name="P335" style:parent-style-name="Normal" style:family="paragraph">
      <style:paragraph-properties fo:text-align="start" fo:margin-bottom="0.1583in" fo:line-height="107%" fo:margin-left="0in" fo:text-indent="0in">
        <style:tab-stops/>
      </style:paragraph-properties>
    </style:style>
    <style:style style:name="P336" style:parent-style-name="Normal" style:family="paragraph">
      <style:paragraph-properties fo:text-align="start" fo:margin-bottom="0in" fo:line-height="107%" fo:margin-left="0in" fo:text-indent="0in">
        <style:tab-stops/>
      </style:paragraph-properties>
    </style:style>
    <style:style style:name="TableCell337" style:family="table-cell">
      <style:table-cell-properties fo:border="0.0069in solid #000000" style:writing-mode="lr-tb" fo:padding-top="0.027in" fo:padding-left="0.0736in" fo:padding-bottom="0in" fo:padding-right="0.0402in"/>
    </style:style>
    <style:style style:name="P338" style:parent-style-name="Normal" style:family="paragraph">
      <style:paragraph-properties fo:text-align="start" fo:margin-bottom="0.1583in" fo:line-height="107%" fo:margin-left="0in" fo:text-indent="0in">
        <style:tab-stops/>
      </style:paragraph-properties>
    </style:style>
    <style:style style:name="P339" style:parent-style-name="Normal" style:family="paragraph">
      <style:paragraph-properties fo:text-align="start" fo:margin-bottom="0in" fo:line-height="107%" fo:margin-left="0in" fo:text-indent="0in">
        <style:tab-stops/>
      </style:paragraph-properties>
    </style:style>
    <style:style style:name="TableCell340" style:family="table-cell">
      <style:table-cell-properties fo:border="0.0069in solid #000000" style:writing-mode="lr-tb" fo:padding-top="0.027in" fo:padding-left="0.0736in" fo:padding-bottom="0in" fo:padding-right="0.0402in"/>
    </style:style>
    <style:style style:name="P341" style:parent-style-name="Normal" style:family="paragraph">
      <style:paragraph-properties fo:text-align="start" fo:margin-bottom="0.1618in" fo:line-height="107%" fo:margin-left="0in" fo:text-indent="0in">
        <style:tab-stops>
          <style:tab-stop style:type="right" style:position="0.5715in"/>
        </style:tab-stops>
      </style:paragraph-properties>
    </style:style>
    <style:style style:name="P342" style:parent-style-name="Normal" style:family="paragraph">
      <style:paragraph-properties fo:text-align="start" fo:margin-bottom="0in" fo:line-height="107%" fo:margin-left="0.0013in" fo:text-indent="0in">
        <style:tab-stops/>
      </style:paragraph-properties>
    </style:style>
    <style:style style:name="TableCell343" style:family="table-cell">
      <style:table-cell-properties fo:border="0.0069in solid #000000" style:writing-mode="lr-tb" fo:padding-top="0.027in" fo:padding-left="0.0736in" fo:padding-bottom="0in" fo:padding-right="0.0402in"/>
    </style:style>
    <style:style style:name="P344" style:parent-style-name="Normal" style:family="paragraph">
      <style:paragraph-properties fo:text-align="start" fo:margin-bottom="0in" fo:line-height="107%" fo:margin-left="0in" fo:text-indent="0in">
        <style:tab-stops/>
      </style:paragraph-properties>
    </style:style>
    <style:style style:name="TableRow345" style:family="table-row">
      <style:table-row-properties style:min-row-height="0.425in" style:use-optimal-row-height="false"/>
    </style:style>
    <style:style style:name="TableCell346" style:family="table-cell">
      <style:table-cell-properties fo:border="0.0069in solid #000000" style:writing-mode="lr-tb" fo:padding-top="0.027in" fo:padding-left="0.0736in" fo:padding-bottom="0in" fo:padding-right="0.0402in"/>
    </style:style>
    <style:style style:name="P347" style:parent-style-name="Normal" style:family="paragraph">
      <style:paragraph-properties fo:text-align="start" fo:margin-bottom="0in" fo:line-height="107%" fo:margin-left="0.0013in" fo:text-indent="0in">
        <style:tab-stops/>
      </style:paragraph-properties>
    </style:style>
    <style:style style:name="TableCell348" style:family="table-cell">
      <style:table-cell-properties fo:border="0.0069in solid #000000" style:writing-mode="lr-tb" fo:padding-top="0.027in" fo:padding-left="0.0736in" fo:padding-bottom="0in" fo:padding-right="0.0402in"/>
    </style:style>
    <style:style style:name="P349" style:parent-style-name="Normal" style:family="paragraph">
      <style:paragraph-properties fo:text-align="start" fo:margin-bottom="0in" fo:line-height="107%" fo:margin-left="0in" fo:text-indent="0in">
        <style:tab-stops/>
      </style:paragraph-properties>
    </style:style>
    <style:style style:name="TableCell350" style:family="table-cell">
      <style:table-cell-properties fo:border="0.0069in solid #000000" style:writing-mode="lr-tb" fo:padding-top="0.027in" fo:padding-left="0.0736in" fo:padding-bottom="0in" fo:padding-right="0.0402in"/>
    </style:style>
    <style:style style:name="P351" style:parent-style-name="Normal" style:family="paragraph">
      <style:paragraph-properties fo:text-align="start" fo:margin-bottom="0in" fo:line-height="107%" fo:margin-left="0.0013in" fo:text-indent="0in">
        <style:tab-stops/>
      </style:paragraph-properties>
    </style:style>
    <style:style style:name="TableCell352" style:family="table-cell">
      <style:table-cell-properties fo:border="0.0069in solid #000000" style:writing-mode="lr-tb" fo:padding-top="0.027in" fo:padding-left="0.0736in" fo:padding-bottom="0in" fo:padding-right="0.0402in"/>
    </style:style>
    <style:style style:name="P353" style:parent-style-name="Normal" style:family="paragraph">
      <style:paragraph-properties fo:text-align="start" fo:margin-bottom="0in" fo:line-height="107%" fo:margin-left="0in" fo:text-indent="0in">
        <style:tab-stops/>
      </style:paragraph-properties>
    </style:style>
    <style:style style:name="TableCell354" style:family="table-cell">
      <style:table-cell-properties fo:border="0.0069in solid #000000" style:writing-mode="lr-tb" fo:padding-top="0.027in" fo:padding-left="0.0736in" fo:padding-bottom="0in" fo:padding-right="0.0402in"/>
    </style:style>
    <style:style style:name="P355" style:parent-style-name="Normal" style:family="paragraph">
      <style:paragraph-properties fo:text-align="start" fo:margin-bottom="0in" fo:line-height="107%" fo:margin-left="0in" fo:text-indent="0in">
        <style:tab-stops/>
      </style:paragraph-properties>
    </style:style>
    <style:style style:name="TableCell356" style:family="table-cell">
      <style:table-cell-properties fo:border="0.0069in solid #000000" style:writing-mode="lr-tb" fo:padding-top="0.027in" fo:padding-left="0.0736in" fo:padding-bottom="0in" fo:padding-right="0.0402in"/>
    </style:style>
    <style:style style:name="P357" style:parent-style-name="Normal" style:family="paragraph">
      <style:paragraph-properties fo:text-align="center" fo:margin-bottom="0in" fo:line-height="107%" fo:margin-left="0.002in" fo:text-indent="0in">
        <style:tab-stops/>
      </style:paragraph-properties>
    </style:style>
    <style:style style:name="TableCell358" style:family="table-cell">
      <style:table-cell-properties fo:border="0.0069in solid #000000" style:writing-mode="lr-tb" fo:padding-top="0.027in" fo:padding-left="0.0736in" fo:padding-bottom="0in" fo:padding-right="0.0402in"/>
    </style:style>
    <style:style style:name="P359" style:parent-style-name="Normal" style:family="paragraph">
      <style:paragraph-properties fo:text-align="start" fo:margin-bottom="0in" fo:line-height="107%" fo:margin-left="0in" fo:text-indent="0in">
        <style:tab-stops/>
      </style:paragraph-properties>
    </style:style>
    <style:style style:name="P360" style:parent-style-name="Normal" style:family="paragraph">
      <style:paragraph-properties fo:margin-left="0in" fo:text-indent="0in">
        <style:tab-stops/>
      </style:paragraph-properties>
    </style:style>
    <style:style style:name="P361" style:parent-style-name="Heading1" style:family="paragraph">
      <style:paragraph-properties fo:margin-bottom="0.0243in" fo:margin-left="0.2965in" fo:text-indent="-0.2965in">
        <style:tab-stops/>
      </style:paragraph-properties>
    </style:style>
    <style:style style:name="P362" style:parent-style-name="Normal" style:family="paragraph">
      <style:paragraph-properties fo:text-align="start" fo:margin-bottom="0.3236in" fo:line-height="107%" fo:margin-left="0in" fo:text-indent="0in">
        <style:tab-stops/>
      </style:paragraph-properties>
      <style:text-properties fo:font-weight="bold" style:font-weight-asian="bold"/>
    </style:style>
    <style:style style:name="P363" style:parent-style-name="Normal" style:family="paragraph">
      <style:paragraph-properties fo:text-align="start" fo:margin-bottom="0.3236in" fo:line-height="107%" fo:margin-left="0in" fo:text-indent="0in">
        <style:tab-stops/>
      </style:paragraph-properties>
      <style:text-properties fo:font-weight="bold" style:font-weight-asian="bold"/>
    </style:style>
    <style:style style:name="P364" style:parent-style-name="Normal" style:family="paragraph">
      <style:paragraph-properties fo:text-align="start" fo:margin-bottom="0.3236in" fo:line-height="107%" fo:margin-left="0in" fo:text-indent="0in">
        <style:tab-stops/>
      </style:paragraph-properties>
      <style:text-properties fo:font-weight="bold" style:font-weight-asian="bold"/>
    </style:style>
    <style:style style:name="P365" style:parent-style-name="Normal" style:family="paragraph">
      <style:paragraph-properties fo:text-align="start" fo:margin-bottom="0.3236in" fo:line-height="107%" fo:margin-left="0in" fo:text-indent="0in">
        <style:tab-stops/>
      </style:paragraph-properties>
      <style:text-properties fo:font-weight="bold" style:font-weight-asian="bold"/>
    </style:style>
    <style:style style:name="P366" style:parent-style-name="Normal" style:family="paragraph">
      <style:paragraph-properties fo:text-align="start" fo:margin-bottom="0.3236in" fo:line-height="107%" fo:margin-left="0in" fo:text-indent="0in">
        <style:tab-stops/>
      </style:paragraph-properties>
      <style:text-properties fo:font-weight="bold" style:font-weight-asian="bold"/>
    </style:style>
    <style:style style:name="P367" style:parent-style-name="Normal" style:family="paragraph">
      <style:paragraph-properties fo:text-align="start" fo:margin-bottom="0.3236in" fo:line-height="107%" fo:margin-left="0in" fo:text-indent="0in">
        <style:tab-stops/>
      </style:paragraph-properties>
      <style:text-properties fo:font-weight="bold" style:font-weight-asian="bold"/>
    </style:style>
    <style:style style:name="P368" style:parent-style-name="Normal" style:family="paragraph">
      <style:paragraph-properties fo:text-align="start" fo:margin-bottom="0.3236in" fo:line-height="107%" fo:margin-left="0in" fo:text-indent="0in">
        <style:tab-stops/>
      </style:paragraph-properties>
      <style:text-properties fo:font-weight="bold" style:font-weight-asian="bold"/>
    </style:style>
    <style:style style:name="P369" style:parent-style-name="Normal" style:family="paragraph">
      <style:paragraph-properties fo:text-align="start" fo:margin-bottom="0.3236in" fo:line-height="107%" fo:margin-left="0in" fo:text-indent="0in">
        <style:tab-stops/>
      </style:paragraph-properties>
      <style:text-properties fo:font-weight="bold" style:font-weight-asian="bold"/>
    </style:style>
    <style:style style:name="P370" style:parent-style-name="Normal" style:family="paragraph">
      <style:paragraph-properties fo:text-align="start" fo:margin-bottom="0.3236in" fo:line-height="107%" fo:margin-left="0in" fo:text-indent="0in">
        <style:tab-stops/>
      </style:paragraph-properties>
      <style:text-properties fo:font-weight="bold" style:font-weight-asian="bold"/>
    </style:style>
    <style:style style:name="P371" style:parent-style-name="Normal" style:family="paragraph">
      <style:paragraph-properties fo:text-align="start" fo:margin-bottom="0.3236in" fo:line-height="107%" fo:margin-left="0in" fo:text-indent="0in">
        <style:tab-stops/>
      </style:paragraph-properties>
      <style:text-properties fo:font-weight="bold" style:font-weight-asian="bold"/>
    </style:style>
    <style:style style:name="P372" style:parent-style-name="Normal" style:family="paragraph">
      <style:paragraph-properties fo:margin-left="0in" fo:text-indent="0in">
        <style:tab-stops/>
      </style:paragraph-properties>
    </style:style>
    <style:style style:name="P373" style:parent-style-name="Heading1" style:family="paragraph">
      <style:paragraph-properties fo:margin-left="0.2631in" fo:text-indent="-0.2631in">
        <style:tab-stops/>
      </style:paragraph-properties>
    </style:style>
    <style:style style:name="P374" style:parent-style-name="Normal" style:family="paragraph">
      <style:paragraph-properties fo:margin-left="0in" fo:text-indent="0in">
        <style:tab-stops/>
      </style:paragraph-properties>
    </style:style>
    <style:style style:name="TableColumn376" style:family="table-column">
      <style:table-column-properties style:column-width="0.0034in"/>
    </style:style>
    <style:style style:name="TableColumn377" style:family="table-column">
      <style:table-column-properties style:column-width="2.4083in"/>
    </style:style>
    <style:style style:name="TableColumn378" style:family="table-column">
      <style:table-column-properties style:column-width="0.75in"/>
    </style:style>
    <style:style style:name="TableColumn379" style:family="table-column">
      <style:table-column-properties style:column-width="2.3798in"/>
    </style:style>
    <style:style style:name="Table375" style:family="table">
      <style:table-properties style:width="5.5416in" fo:margin-left="0.1659in" table:align="left"/>
    </style:style>
    <style:style style:name="TableRow380" style:family="table-row">
      <style:table-row-properties style:min-row-height="0.3534in"/>
    </style:style>
    <style:style style:name="TableCell382" style:family="table-cell">
      <style:table-cell-properties fo:border="0.0069in solid #000000" fo:background-color="#948B54" style:writing-mode="lr-tb" fo:padding-top="0.0263in" fo:padding-left="0.0736in" fo:padding-bottom="0in" fo:padding-right="0.0388in"/>
    </style:style>
    <style:style style:name="P381" style:parent-style-name="Normal" style:family="paragraph">
      <style:paragraph-properties fo:text-align="start" fo:margin-bottom="0in" fo:line-height="107%" fo:margin-left="0in" fo:text-indent="0in">
        <style:tab-stops/>
      </style:paragraph-properties>
    </style:style>
    <style:style style:name="TableCell383" style:family="table-cell">
      <style:table-cell-properties fo:border="0.0069in solid #000000" fo:background-color="#948B54" style:writing-mode="lr-tb" fo:padding-top="0.0263in" fo:padding-left="0.0736in" fo:padding-bottom="0in" fo:padding-right="0.0388in"/>
    </style:style>
    <style:style style:name="P384" style:parent-style-name="Normal" style:family="paragraph">
      <style:paragraph-properties fo:text-align="start" fo:margin-bottom="0in" fo:line-height="107%" fo:margin-left="0.0034in" fo:text-indent="0in">
        <style:tab-stops/>
      </style:paragraph-properties>
    </style:style>
    <style:style style:name="TableCell385" style:family="table-cell">
      <style:table-cell-properties fo:border="0.0069in solid #000000" fo:background-color="#948B54" style:writing-mode="lr-tb" fo:padding-top="0.0263in" fo:padding-left="0.0736in" fo:padding-bottom="0in" fo:padding-right="0.0388in"/>
    </style:style>
    <style:style style:name="P386" style:parent-style-name="Normal" style:family="paragraph">
      <style:paragraph-properties fo:text-align="start" fo:margin-bottom="0in" fo:line-height="107%" fo:margin-left="0.0034in" fo:text-indent="0in">
        <style:tab-stops/>
      </style:paragraph-properties>
    </style:style>
    <style:style style:name="TableRow387" style:family="table-row">
      <style:table-row-properties style:min-row-height="4.175in"/>
    </style:style>
    <style:style style:name="TableCell389" style:family="table-cell">
      <style:table-cell-properties fo:border="0.0069in solid #000000" style:writing-mode="lr-tb" fo:padding-top="0.0263in" fo:padding-left="0.0736in" fo:padding-bottom="0in" fo:padding-right="0.0388in"/>
    </style:style>
    <style:style style:name="P388" style:parent-style-name="Normal" style:family="paragraph">
      <style:paragraph-properties fo:margin-bottom="0.0013in" fo:line-height="197%" fo:margin-left="0in" fo:text-indent="0in">
        <style:tab-stops/>
      </style:paragraph-properties>
    </style:style>
    <style:style style:name="P390" style:parent-style-name="Normal" style:family="paragraph">
      <style:paragraph-properties fo:text-align="start" fo:margin-bottom="0.1569in" fo:line-height="107%" fo:margin-left="0in" fo:text-indent="0in">
        <style:tab-stops/>
      </style:paragraph-properties>
    </style:style>
    <style:style style:name="P391" style:parent-style-name="Normal" style:family="paragraph">
      <style:paragraph-properties fo:text-align="start" fo:margin-bottom="0.1569in" fo:line-height="107%" fo:margin-left="0in" fo:text-indent="0in">
        <style:tab-stops/>
      </style:paragraph-properties>
    </style:style>
    <style:style style:name="P392" style:parent-style-name="Normal" style:family="paragraph">
      <style:paragraph-properties fo:margin-bottom="0.0013in" fo:line-height="197%" fo:margin-left="0in" fo:text-indent="0in">
        <style:tab-stops/>
      </style:paragraph-properties>
    </style:style>
    <style:style style:name="P393" style:parent-style-name="Normal" style:family="paragraph">
      <style:paragraph-properties fo:margin-bottom="0in" fo:line-height="197%" fo:margin-left="0in" fo:text-indent="0in">
        <style:tab-stops/>
      </style:paragraph-properties>
    </style:style>
    <style:style style:name="P394" style:parent-style-name="Normal" style:family="paragraph">
      <style:paragraph-properties fo:text-align="start" fo:margin-bottom="0.1583in" fo:line-height="107%" fo:margin-left="0in" fo:text-indent="0in">
        <style:tab-stops/>
      </style:paragraph-properties>
    </style:style>
    <style:style style:name="P395" style:parent-style-name="Normal" style:family="paragraph">
      <style:paragraph-properties fo:margin-bottom="0in" fo:line-height="197%" fo:margin-left="0in" fo:text-indent="0in">
        <style:tab-stops/>
      </style:paragraph-properties>
    </style:style>
    <style:style style:name="P396" style:parent-style-name="Normal" style:family="paragraph">
      <style:paragraph-properties fo:text-align="start" fo:margin-bottom="0in" fo:line-height="107%" fo:margin-left="0in" fo:text-indent="0in">
        <style:tab-stops/>
      </style:paragraph-properties>
    </style:style>
    <style:style style:name="TableCell397" style:family="table-cell">
      <style:table-cell-properties fo:border="0.0069in solid #000000" style:writing-mode="lr-tb" fo:padding-top="0.0263in" fo:padding-left="0.0736in" fo:padding-bottom="0in" fo:padding-right="0.0388in"/>
    </style:style>
    <style:style style:name="P398" style:parent-style-name="Normal" style:family="paragraph">
      <style:paragraph-properties fo:text-align="start" fo:margin-bottom="0in" fo:line-height="107%" fo:margin-left="0.0034in" fo:text-indent="0in">
        <style:tab-stops/>
      </style:paragraph-properties>
    </style:style>
    <style:style style:name="TableCell399" style:family="table-cell">
      <style:table-cell-properties fo:border="0.0069in solid #000000" style:writing-mode="lr-tb" fo:padding-top="0.0263in" fo:padding-left="0.0736in" fo:padding-bottom="0in" fo:padding-right="0.0388in"/>
    </style:style>
    <style:style style:name="P400" style:parent-style-name="Normal" style:family="paragraph">
      <style:paragraph-properties fo:margin-bottom="0in" fo:line-height="107%" fo:margin-left="0.0034in" fo:margin-right="0.0375in" fo:text-indent="0in">
        <style:tab-stops/>
      </style:paragraph-properties>
    </style:style>
    <style:style style:name="TableRow401" style:family="table-row">
      <style:table-row-properties style:min-row-height="2.784in"/>
    </style:style>
    <style:style style:name="TableCell402" style:family="table-cell">
      <style:table-cell-properties fo:border="0.0069in solid #000000" style:writing-mode="lr-tb" fo:padding-top="0.0263in" fo:padding-left="0.0736in" fo:padding-bottom="0in" fo:padding-right="0.0388in"/>
    </style:style>
    <style:style style:name="P403" style:parent-style-name="Normal" style:family="paragraph">
      <style:paragraph-properties fo:margin-bottom="0in" fo:line-height="197%" fo:margin-left="0in" fo:text-indent="0in">
        <style:tab-stops/>
      </style:paragraph-properties>
    </style:style>
    <style:style style:name="P404" style:parent-style-name="Normal" style:family="paragraph">
      <style:paragraph-properties fo:margin-bottom="0in" fo:line-height="197%" fo:margin-left="0in" fo:margin-right="0.0361in" fo:text-indent="0in">
        <style:tab-stops/>
      </style:paragraph-properties>
    </style:style>
    <style:style style:name="P405" style:parent-style-name="Normal" style:family="paragraph">
      <style:paragraph-properties fo:margin-bottom="0in" fo:line-height="107%" fo:margin-left="0in" fo:margin-right="0.0361in" fo:text-indent="0in">
        <style:tab-stops/>
      </style:paragraph-properties>
    </style:style>
    <style:style style:name="TableCell406" style:family="table-cell">
      <style:table-cell-properties fo:border="0.0069in solid #000000" style:writing-mode="lr-tb" fo:padding-top="0.0263in" fo:padding-left="0.0736in" fo:padding-bottom="0in" fo:padding-right="0.0388in"/>
    </style:style>
    <style:style style:name="P407" style:parent-style-name="Normal" style:family="paragraph">
      <style:paragraph-properties fo:text-align="start" fo:margin-bottom="0in" fo:line-height="107%" fo:margin-left="0.0034in" fo:text-indent="0in">
        <style:tab-stops/>
      </style:paragraph-properties>
    </style:style>
    <style:style style:name="TableCell408" style:family="table-cell">
      <style:table-cell-properties fo:border="0.0069in solid #000000" style:writing-mode="lr-tb" fo:padding-top="0.0263in" fo:padding-left="0.0736in" fo:padding-bottom="0in" fo:padding-right="0.0388in"/>
    </style:style>
    <style:style style:name="P409" style:parent-style-name="Normal" style:family="paragraph">
      <style:paragraph-properties fo:margin-bottom="0in" fo:line-height="107%" fo:margin-left="0.0034in" fo:text-indent="0in">
        <style:tab-stops/>
      </style:paragraph-properties>
    </style:style>
    <style:style style:name="P410" style:parent-style-name="Normal" style:family="paragraph">
      <style:paragraph-properties fo:margin-left="0in" fo:text-indent="0in">
        <style:tab-stops/>
      </style:paragraph-properties>
    </style:style>
    <style:style style:name="P411" style:parent-style-name="Normal" style:family="paragraph">
      <style:paragraph-properties fo:margin-left="0in" fo:text-indent="0in">
        <style:tab-stops/>
      </style:paragraph-properties>
    </style:style>
    <style:style style:name="P412" style:parent-style-name="Normal" style:family="paragraph">
      <style:paragraph-properties fo:margin-bottom="0in" fo:line-height="197%"/>
    </style:style>
    <style:style style:name="P413" style:parent-style-name="Normal" style:family="paragraph">
      <style:paragraph-properties fo:margin-left="0in" fo:text-indent="0in">
        <style:tab-stops/>
      </style:paragraph-properties>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
      <text:p text:style-name="Normal"/>
      <text:p text:style-name="Normal"/>
      <text:p text:style-name="Normal"/>
      <text:p text:style-name="P3"><text:span text:style-name="T4">Test Plan<text:s/></text:span></text:p>
      <text:p text:style-name="Normal"/>
      <text:p text:style-name="Normal"/>
      <text:p text:style-name="Normal"/>
      <text:p text:style-name="Normal"/>
      <text:p text:style-name="Normal"/>
      <text:p text:style-name="Normal"/>
      <text:p text:style-name="Normal"/>
      <text:p text:style-name="Normal"/>
      <text:p text:style-name="P5"><text:span text:style-name="T6">Revision History</text:span></text:p>
      <text:p text:style-name="Normal"/>
      <text:p text:style-name="Normal"/>
      <text:p text:style-name="Normal"/>
      <text:p text:style-name="Normal"/>
      <text:p text:style-name="Normal"/>
      <table:table table:style-name="Table7">
        <table:table-columns>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26/01/2023</text:p>
          </table:table-cell>
          <table:table-cell table:style-name="TableCell15">
            <text:p text:style-name="P16">V3.0<text:s/></text:p>
          </table:table-cell>
          <table:table-cell table:style-name="TableCell17">
            <text:p text:style-name="P18">Draft<text:s/></text:p>
          </table:table-cell>
          <table:table-cell table:style-name="TableCell19">
            <text:p text:style-name="P20">AGHANENU<text:s/>DANIEL OLUCHI <text:s/></text:p>
          </table:table-cell>
        </table:table-row>
        <table:table-row table:style-name="TableRow21">
          <table:table-cell table:style-name="TableCell22">
            <text:p text:style-name="P23"><text:s/></text:p>
          </table:table-cell>
          <table:table-cell table:style-name="TableCell24">
            <text:p text:style-name="P25"><text:s/></text:p>
          </table:table-cell>
          <table:table-cell table:style-name="TableCell26">
            <text:p text:style-name="P27"><text:s/></text:p>
          </table:table-cell>
          <table:table-cell table:style-name="TableCell28">
            <text:p text:style-name="P29"><text:s/></text:p>
          </table:table-cell>
        </table:table-row>
        <table:table-row table:style-name="TableRow30">
          <table:table-cell table:style-name="TableCell31">
            <text:p text:style-name="P32"><text:s/></text:p>
          </table:table-cell>
          <table:table-cell table:style-name="TableCell33">
            <text:p text:style-name="P34"><text:s/></text:p>
          </table:table-cell>
          <table:table-cell table:style-name="TableCell35">
            <text:p text:style-name="P36"><text:s/></text:p>
          </table:table-cell>
          <table:table-cell table:style-name="TableCell37">
            <text:p text:style-name="P38"><text:s/></text:p>
          </table:table-cell>
        </table:table-row>
      </table:table>
      <text:p text:style-name="P39"/>
      <table:table table:style-name="Table40">
        <table:table-columns>
          <table:table-column table:style-name="TableColumn41"/>
          <table:table-column table:style-name="TableColumn42"/>
        </table:table-columns>
        <table:table-row table:style-name="TableRow43">
          <table:table-cell table:style-name="TableCell44">
            <text:p text:style-name="P45"><text:span text:style-name="T46">Document <text:s text:c="2"/></text:span></text:p>
          </table:table-cell>
          <table:table-cell table:style-name="TableCell47">
            <text:p text:style-name="P48"><text:span text:style-name="T49">Version<text:s/></text:span></text:p>
          </table:table-cell>
        </table:table-row>
        <table:table-row table:style-name="TableRow50">
          <table:table-cell table:style-name="TableCell51">
            <text:p text:style-name="P52">Escrowright test plan<text:s/></text:p>
            <text:p text:style-name="P53"/>
          </table:table-cell>
          <table:table-cell table:style-name="TableCell54">
            <text:p text:style-name="P55"/>
          </table:table-cell>
        </table:table-row>
      </table:table>
      <text:p text:style-name="Normal"/>
      <text:p text:style-name="Normal"/>
      <text:p text:style-name="Normal"/>
      <text:p text:style-name="Normal"/>
      <text:p text:style-name="Normal"/>
      <text:p text:style-name="P56"><text:span text:style-name="T57"><text:s/></text:span></text:p>
      <text:p text:style-name="P58"><text:span text:style-name="T59">References<text:s/></text:span></text:p>
      <text:p text:style-name="Normal"/>
      <text:p text:style-name="P60"><text:span text:style-name="T61"><text:s/></text:span></text:p>
      <text:p text:style-name="P62"/>
      <text:p text:style-name="P63"/>
      <text:p text:style-name="Normal"/>
      <text:p text:style-name="P64"/>
      <text:p text:style-name="P65"><text:span text:style-name="T66">Contents<text:s/></text:span></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67"><text:a xlink:href="#_Toc20569" office:target-frame-name="_top" xlink:show="replace">1. INTRODUCTION<text:tab/>6<text:s/></text:a></text:p>
          <text:p text:style-name="P68"><text:a xlink:href="#_Toc20570" office:target-frame-name="_top" xlink:show="replace">1.1 Overview<text:tab/>6<text:s/></text:a></text:p>
          <text:p text:style-name="P69"><text:a xlink:href="#_Toc20571" office:target-frame-name="_top" xlink:show="replace">2. ITEMS TO BE TESTED<text:tab/>6<text:s/></text:a></text:p>
          <text:p text:style-name="P70"><text:a xlink:href="#_Toc20572" office:target-frame-name="_top" xlink:show="replace">3. <text:s text:c="2"/>SOFTWARE RISK ISSUES<text:tab/>7<text:s/></text:a></text:p>
          <text:p text:style-name="P71"><text:a xlink:href="#_Toc20573" office:target-frame-name="_top" xlink:show="replace">4. FEATURES TO BE TESTED<text:tab/>7<text:s/></text:a></text:p>
          <text:p text:style-name="P72"><text:a xlink:href="#_Toc20574" office:target-frame-name="_top" xlink:show="replace">5. FEATURES NOT TO BE TESTED<text:tab/>7<text:s/></text:a></text:p>
          <text:p text:style-name="P73"><text:a xlink:href="#_Toc20575" office:target-frame-name="_top" xlink:show="replace">6. <text:s/>APPROACH<text:tab/>10<text:s/></text:a></text:p>
          <text:p text:style-name="P74"><text:a xlink:href="#_Toc20576" office:target-frame-name="_top" xlink:show="replace">6.1. Test Levels<text:tab/>10<text:s/></text:a></text:p>
          <text:p text:style-name="P75"><text:a xlink:href="#_Toc20577" office:target-frame-name="_top" xlink:show="replace">6.2. Test Strategy<text:tab/>10<text:s/></text:a></text:p>
          <text:p text:style-name="P76"><text:a xlink:href="#_Toc20578" office:target-frame-name="_top" xlink:show="replace">6.3. Change Control<text:tab/>11<text:s/></text:a></text:p>
          <text:p text:style-name="P77"><text:a xlink:href="#_Toc20579" office:target-frame-name="_top" xlink:show="replace">6.4. Environmental Needs<text:tab/>12<text:s/></text:a></text:p>
          <text:p text:style-name="P78"><text:a xlink:href="#_Toc20580" office:target-frame-name="_top" xlink:show="replace">6.5. Meetings<text:tab/>12<text:s/></text:a></text:p>
          <text:p text:style-name="P79"><text:a xlink:href="#_Toc20581" office:target-frame-name="_top" xlink:show="replace">6.6. Measures and Metrics<text:tab/>12<text:s/></text:a></text:p>
          <text:p text:style-name="P80"><text:a xlink:href="#_Toc20582" office:target-frame-name="_top" xlink:show="replace">7. ITEM PASS/FAIL CRITERIA<text:tab/>12<text:s/></text:a></text:p>
          <text:p text:style-name="P81"><text:a xlink:href="#_Toc20583" office:target-frame-name="_top" xlink:show="replace">8. ENTRY AND EXIT CRITERIA<text:tab/>12<text:s/></text:a></text:p>
          <text:p text:style-name="P82"><text:a xlink:href="#_Toc20584" office:target-frame-name="_top" xlink:show="replace">8.1. Entry Criteria – System Test<text:tab/>12<text:s/></text:a></text:p>
          <text:p text:style-name="P83"><text:a xlink:href="#_Toc20585" office:target-frame-name="_top" xlink:show="replace">8.2. Exit Criteria – System Test<text:tab/>13<text:s/></text:a></text:p>
          <text:p text:style-name="P84"><text:a xlink:href="#_Toc20586" office:target-frame-name="_top" xlink:show="replace">9. <text:s/>SUSPENSION CRITERIA AND RESUMPTION REQUIREMENTs<text:tab/>13<text:s/></text:a></text:p>
          <text:p text:style-name="P85"><text:a xlink:href="#_Toc20587" office:target-frame-name="_top" xlink:show="replace">9.1. Suspension Criteria<text:tab/>13<text:s/></text:a></text:p>
          <text:p text:style-name="P86"><text:a xlink:href="#_Toc20588" office:target-frame-name="_top" xlink:show="replace">9.2. Resumption Requirements<text:tab/>14<text:s/></text:a></text:p>
          <text:p text:style-name="P87"><text:a xlink:href="#_Toc20589" office:target-frame-name="_top" xlink:show="replace">10. TEST DELIVERABLES<text:tab/>14<text:s/></text:a></text:p>
          <text:p text:style-name="P88"><text:a xlink:href="#_Toc20590" office:target-frame-name="_top" xlink:show="replace">11. STAFFING AND TRAINING NEED<text:tab/>15<text:s/></text:a></text:p>
          <text:p text:style-name="P89"><text:a xlink:href="#_Toc20591" office:target-frame-name="_top" xlink:show="replace">12. RESPONSIBILITIES<text:tab/>15<text:s/></text:a></text:p>
          <text:p text:style-name="P90"><text:a xlink:href="#_Toc20592" office:target-frame-name="_top" xlink:show="replace">13. <text:s/>SCHEDULE<text:tab/>15<text:s/></text:a></text:p>
          <text:p text:style-name="P91"><text:a xlink:href="#_Toc20593" office:target-frame-name="_top" xlink:show="replace">14. PLANNING RISKS AND CONTIGENCIES<text:tab/>16<text:s/></text:a></text:p>
          <text:p text:style-name="P92"><text:a xlink:href="#_Toc20594" office:target-frame-name="_top" xlink:show="replace">APPROVALS<text:tab/>17<text:s/></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3"/>
      <text:h text:style-name="P94" text:outline-level="1"><text:bookmark-start text:name="_Toc20569"/>INTRODUCTION<text:s/><text:bookmark-end text:name="_Toc20569"/></text:h>
      <text:p text:style-name="NormalWeb"><text:s/>Escrowright is a digital transaction platform that embeds multiple types of real-time financial services and products into the business offerings of non-bank businesses.<text:s/><text:tab/>Escrowright<text:s/>is designed to establish trust when making any transaction with an unknown Seller/Buyer. It <text:s/>involves the testing of some features that enhance the smooth functionality of the website. The type of test that would be conducted on this solution is system testing.<text:s/></text:p>
      <text:p text:style-name="NormalWeb"/>
      <text:list text:style-name="LFO2" text:continue-numbering="true">
        <text:list-item>
          <text:list>
            <text:list-item>
              <text:p text:style-name="P95"><text:span text:style-name="T96">OVERVIEW</text:span></text:p>
            </text:list-item>
          </text:list>
        </text:list-item>
      </text:list>
      <text:p text:style-name="NormalWeb">Regulated banks and financial institutions with licenses securely link to a non-bank entity’s embedded financial services,<text:s/><text:s/>enabling seamless communication.<text:s/>ER is<text:s/>designed to establish trust when making any transaction with an unknown Seller/Buyer,<text:s/>The customer doesn’t need to go to a different bank website to get financial services, Every Transaction is an agreement between a seller and a buyer to exchange goods or services for payment.</text:p>
      <text:p text:style-name="P97"/>
      <text:h text:style-name="P98" text:outline-level="1"><text:s/>ITEM TO BE TESTED</text:h>
      <text:list text:style-name="LFO3" text:continue-numbering="true">
        <text:list-item>
          <text:p text:style-name="P99">Page Launch</text:p>
        </text:list-item>
        <text:list-item>
          <text:p text:style-name="P100">The Sign up<text:s/></text:p>
        </text:list-item>
        <text:list-item>
          <text:p text:style-name="P101">Login</text:p>
        </text:list-item>
        <text:list-item>
          <text:p text:style-name="P102">Create new Account</text:p>
        </text:list-item>
        <text:list-item>
          <text:p text:style-name="P103">Instant Escrow</text:p>
        </text:list-item>
        <text:list-item>
          <text:p text:style-name="P104">Get Started</text:p>
        </text:list-item>
        <text:list-item>
          <text:p text:style-name="P105">About</text:p>
        </text:list-item>
        <text:list-item>
          <text:p text:style-name="P106">Contact Info</text:p>
        </text:list-item>
      </text:list>
      <text:p text:style-name="P107"/>
      <text:p text:style-name="P108"/>
      <text:h text:style-name="P109" text:outline-level="1"><text:bookmark-start text:name="_Toc20572"/>SOFTWARE RISK ISSUES<text:s/><text:bookmark-end text:name="_Toc20572"/></text:h>
      <text:p text:style-name="P110">Below is a list of issues that might constitute risk to testing:<text:s/></text:p>
      <text:p text:style-name="P111"><text:s/></text:p>
      <text:list text:style-name="LFO4" text:continue-numbering="true">
        <text:list-item>
          <text:p text:style-name="P112">Changing requirements - Initial requirements should be maintained where feasible. Where modifications are in-avertable, they should be adequately reflected in related schedule and go through the proper change process. Additional requirements can also be moved to a later phase of system development.<text:s/></text:p>
        </text:list-item>
        <text:list-item>
          <text:p text:style-name="P113">Delivering additional solutions requiring testing which were initially not included in the list of requirements earlier forwarded to the testing team<text:s/></text:p>
        </text:list-item>
        <text:list-item>
          <text:p text:style-name="P114">Management commitment and support - Inadequate commitment or support from<text:s/></text:p>
        </text:list-item>
      </text:list>
      <text:p text:style-name="P115">management can also be risky to the test process<text:s/></text:p>
      <text:list text:style-name="LFO4" text:continue-numbering="true">
        <text:list-item>
          <text:p text:style-name="P116">Allocation of appropriate time frame - Sufficient time needs to be allocated to testing of the system. However, if time allocated for testing is not sufficient or gets reduced due to unforeseen contingencies, then Risk Analysis will be used to determine which areas are high priorities to the business.<text:s/></text:p>
        </text:list-item>
        <text:list-item>
          <text:p text:style-name="P117">Defect Resolution Turn Around Time – Delay in resolution of defects raised during testing can affect the project adversely.<text:s/></text:p>
        </text:list-item>
        <text:list-item>
          <text:p text:style-name="P118">Untimely deployment of the full solution to the test environment<text:s/></text:p>
        </text:list-item>
      </text:list>
      <text:p text:style-name="P119"/>
      <text:h text:style-name="P120" text:outline-level="1">FEATURES TO BE TESTED<text:s/></text:h>
      <text:list text:style-name="LFO5" text:continue-numbering="true">
        <text:list-item>
          <text:p text:style-name="P121">As a user, I want to be able to access the website so I can browse freely through it's features</text:p>
        </text:list-item>
        <text:list-item>
          <text:p text:style-name="P122"><text:s/>To test that user can SIGN UP to the web App with correct login details.</text:p>
        </text:list-item>
        <text:list-item>
          <text:p text:style-name="P123">To test that a user should NOT be able to SIGN UP with INVALID email address(e.g Megangmail.com,<text:s/><text:a xlink:href="mailto:okoboua@ymail.com)" office:target-frame-name="_top" xlink:show="replace"><text:span text:style-name="Hyperlink">okoboua@ymail.com)</text:span></text:a></text:p>
        </text:list-item>
        <text:list-item>
          <text:p text:style-name="P124">To test that a user should NOT be able to sign up with INVALID password(e.g, password less than 6 characters, letters, numbers, special characters, lower case and upper case letter)</text:p>
        </text:list-item>
        <text:list-item>
          <text:p text:style-name="P125">To test that a user should NOT <text:s/>be able to sign up IF the retype password does not match the actual requirement (confirm password)</text:p>
        </text:list-item>
        <text:list-item>
          <text:p text:style-name="P126">To test that a user should NOT <text:s/>be able to sign up <text:s/>using the<text:s/>same email address <text:s/>(multiple account)</text:p>
        </text:list-item>
        <text:list-item>
          <text:p text:style-name="P127"><text:s/>To test that user can LOG IN to the web App with correct login details</text:p>
        </text:list-item>
        <text:list-item>
          <text:p text:style-name="P128">To test that user cannot LOG IN to the web App with invalid username and valid password</text:p>
        </text:list-item>
        <text:list-item>
          <text:p text:style-name="P129">To test that user cannot LOG IN to the web App with valid username and invalid password</text:p>
        </text:list-item>
        <text:list-item>
          <text:p text:style-name="P130">To test that user cannot LOG IN to the web App with invalid credentials</text:p>
        </text:list-item>
        <text:list-item>
          <text:p text:style-name="P131">To test that user cannot LOG IN to the web App without username and password field</text:p>
        </text:list-item>
        <text:list-item>
          <text:p text:style-name="P132">To test that the User should be able to create an account freely</text:p>
        </text:list-item>
        <text:list-item>
          <text:p text:style-name="P133">To<text:s/>test that a User should be able to click on get started button</text:p>
        </text:list-item>
        <text:list-item>
          <text:p text:style-name="P134">To test that a <text:s/>user should <text:s/>be able to view all the details about the page</text:p>
        </text:list-item>
        <text:list-item>
          <text:p text:style-name="P135"><text:s/>To test that a <text:s/>user should be able to communicate with ER to know more about their services</text:p>
        </text:list-item>
        <text:list-item>
          <text:p text:style-name="P136">To test that a <text:s/>user should be able to learn more on how to operate/use ER</text:p>
        </text:list-item>
        <text:list-item>
          <text:p text:style-name="P137"><text:s/>To test that a user should NOT <text:s/>be able to sign up using the same phone number</text:p>
        </text:list-item>
        <text:list-item>
          <text:p text:style-name="P138">To test that a user should NOT <text:s/>generate an instant escrow account for an individual account transaction using INVALID email address</text:p>
        </text:list-item>
        <text:list-item>
          <text:p text:style-name="P139">To test that a user should be <text:s/>generate an instant escrow account for an individual account transaction using VALID email address</text:p>
        </text:list-item>
        <text:list-item>
          <text:p text:style-name="P140">To test that the user should be able to make payment after successful account creation</text:p>
        </text:list-item>
        <text:list-item>
          <text:p text:style-name="P141">This is to test that a user should be able to click on "pay online" tab<text:s/></text:p>
        </text:list-item>
        <text:list-item>
          <text:p text:style-name="P142">This is to test that a user should be able to contact ER using email address/name</text:p>
        </text:list-item>
      </text:list>
      <text:p text:style-name="P143"/>
      <text:h text:style-name="P144" text:outline-level="1"><text:bookmark-start text:name="_Toc20574"/>FEATURES NOT TO BE TESTED<text:s/><text:bookmark-end text:name="_Toc20574"/></text:h>
      <text:p text:style-name="Normal">Features relating to;<text:s/></text:p>
      <text:list text:style-name="LFO6" text:continue-numbering="true">
        <text:list-item>
          <text:p text:style-name="P145">Hardware Requirements</text:p>
        </text:list-item>
      </text:list>
      <text:p text:style-name="P146"/>
      <text:p text:style-name="P147"/>
      <text:h text:style-name="P148" text:outline-level="1"><text:bookmark-start text:name="_Toc20575"/>APPROACH<text:s/><text:bookmark-end text:name="_Toc20575"/></text:h>
      <text:h text:style-name="P149" text:outline-level="2"><text:bookmark-start text:name="_Toc20576"/>Test Levels<text:s/><text:bookmark-end text:name="_Toc20576"/></text:h>
      <text:p text:style-name="P150"><text:s/></text:p>
      <text:p text:style-name="P151">Two cycles (including<text:s/>regression testing) of system test is planned for this solution</text:p>
      <text:p text:style-name="P152"/>
      <text:p text:style-name="P153"/>
      <text:p text:style-name="P154"><text:s text:c="2"/></text:p>
      <text:h text:style-name="P155" text:outline-level="3">6.1.1.1 Test Cycle1<text:s/></text:h>
      <table:table table:style-name="Table156">
        <table:table-columns>
          <table:table-column table:style-name="TableColumn157"/>
          <table:table-column table:style-name="TableColumn158"/>
        </table:table-columns>
        <table:table-row table:style-name="TableRow159">
          <table:table-cell table:style-name="TableCell160">
            <text:p text:style-name="P161"><text:span text:style-name="T162">Step</text:span><text:s/></text:p>
          </table:table-cell>
          <table:table-cell table:style-name="TableCell163">
            <text:p text:style-name="P164"><text:span text:style-name="T165">Action</text:span><text:s/></text:p>
          </table:table-cell>
        </table:table-row>
        <table:table-row table:style-name="TableRow166">
          <table:table-cell table:style-name="TableCell167">
            <text:p text:style-name="P168">1<text:s/></text:p>
          </table:table-cell>
          <table:table-cell table:style-name="TableCell169">
            <text:p text:style-name="P170">Develop test script<text:s/></text:p>
            <text:p text:style-name="P171">Action of each test will be referred to as “Pass or Fail”<text:s/></text:p>
            <text:p text:style-name="P172">Run a first level test from end to end <text:s/></text:p>
            <text:p text:style-name="P173">All issues noted in test one will be recorded on Issues Log<text:s/></text:p>
          </table:table-cell>
        </table:table-row>
        <table:table-row table:style-name="TableRow174">
          <table:table-cell table:style-name="TableCell175">
            <text:p text:style-name="P176">2<text:s/></text:p>
          </table:table-cell>
          <table:table-cell table:style-name="TableCell177">
            <text:p text:style-name="P178">Test team will define defect rating, severity and impact<text:s/></text:p>
          </table:table-cell>
        </table:table-row>
        <table:table-row table:style-name="TableRow179">
          <table:table-cell table:style-name="TableCell180">
            <text:p text:style-name="P181">3<text:s/></text:p>
          </table:table-cell>
          <table:table-cell table:style-name="TableCell182">
            <text:p text:style-name="P183">The rating of the defect will define if test should be discontinued or test team should move to the next stage of testing.<text:s/></text:p>
          </table:table-cell>
        </table:table-row>
        <table:table-row table:style-name="TableRow184">
          <table:table-cell table:style-name="TableCell185">
            <text:p text:style-name="P186">4<text:s/></text:p>
          </table:table-cell>
          <table:table-cell table:style-name="TableCell187">
            <text:p text:style-name="P188">All defects will be filled out in a "Defect Logging Form" <text:s/></text:p>
          </table:table-cell>
        </table:table-row>
        <table:table-row table:style-name="TableRow189">
          <table:table-cell table:style-name="TableCell190">
            <text:p text:style-name="P191">5<text:s/></text:p>
          </table:table-cell>
          <table:table-cell table:style-name="TableCell192">
            <text:p text:style-name="P193">Defects shall be forwarded to development team for rectification<text:s/></text:p>
          </table:table-cell>
        </table:table-row>
      </table:table>
      <text:h text:style-name="P194" text:outline-level="3"/>
      <text:p text:style-name="Normal"/>
      <text:p text:style-name="Normal"/>
      <text:h text:style-name="P195" text:outline-level="3"/>
      <text:h text:style-name="P196" text:outline-level="3"/>
      <text:h text:style-name="P197" text:outline-level="3"/>
      <text:h text:style-name="P198" text:outline-level="3"/>
      <text:p text:style-name="Normal"/>
      <text:p text:style-name="Normal"/>
      <text:p text:style-name="Normal"/>
      <text:p text:style-name="Normal"/>
      <text:p text:style-name="Normal"/>
      <text:h text:style-name="P199" text:outline-level="3"/>
      <text:h text:style-name="P200" text:outline-level="3">6.1.1.2 Test Cycle 2<text:s/></text:h>
      <text:p text:style-name="P201"/>
      <table:table table:style-name="Table202">
        <table:table-columns>
          <table:table-column table:style-name="TableColumn203"/>
          <table:table-column table:style-name="TableColumn204"/>
        </table:table-columns>
        <table:table-row table:style-name="TableRow205">
          <table:table-cell table:style-name="TableCell206">
            <text:p text:style-name="P207"><text:span text:style-name="T208">Step</text:span><text:s/></text:p>
          </table:table-cell>
          <table:table-cell table:style-name="TableCell209">
            <text:p text:style-name="P210"><text:span text:style-name="T211">Action</text:span><text:s/></text:p>
          </table:table-cell>
        </table:table-row>
        <table:table-row table:style-name="TableRow212">
          <table:table-cell table:style-name="TableCell213">
            <text:p text:style-name="P214">1<text:s/></text:p>
          </table:table-cell>
          <table:table-cell table:style-name="TableCell215">
            <text:p text:style-name="P216">Develop test script<text:s/></text:p>
          </table:table-cell>
        </table:table-row>
        <table:table-row table:style-name="TableRow217">
          <table:table-cell table:style-name="TableCell218">
            <text:p text:style-name="P219"/>
          </table:table-cell>
          <table:table-cell table:style-name="TableCell220">
            <text:p text:style-name="P221">Action of each test will be referred to as “Pass or Fail”<text:s/></text:p>
            <text:p text:style-name="P222">Run a first level test from end to end <text:s/></text:p>
            <text:p text:style-name="P223">All issues noted in test one will be recorded on Issues Log<text:s/></text:p>
          </table:table-cell>
        </table:table-row>
        <table:table-row table:style-name="TableRow224">
          <table:table-cell table:style-name="TableCell225">
            <text:p text:style-name="P226">2<text:s/></text:p>
          </table:table-cell>
          <table:table-cell table:style-name="TableCell227">
            <text:p text:style-name="P228">Test team will define defect rating, severity and impact<text:s/></text:p>
          </table:table-cell>
        </table:table-row>
        <table:table-row table:style-name="TableRow229">
          <table:table-cell table:style-name="TableCell230">
            <text:p text:style-name="P231">3<text:s/></text:p>
          </table:table-cell>
          <table:table-cell table:style-name="TableCell232">
            <text:p text:style-name="P233">The rating of the defect will define if test should be discontinued or test team should move to the next stage of testing.<text:s/></text:p>
          </table:table-cell>
        </table:table-row>
        <table:table-row table:style-name="TableRow234">
          <table:table-cell table:style-name="TableCell235">
            <text:p text:style-name="P236">4<text:s/></text:p>
          </table:table-cell>
          <table:table-cell table:style-name="TableCell237">
            <text:p text:style-name="P238">All defects will be filled out in a "Defect Logging Form" <text:s/></text:p>
          </table:table-cell>
        </table:table-row>
        <table:table-row table:style-name="TableRow239">
          <table:table-cell table:style-name="TableCell240">
            <text:p text:style-name="P241">5<text:s/></text:p>
          </table:table-cell>
          <table:table-cell table:style-name="TableCell242">
            <text:p text:style-name="P243">Defects shall be forwarded to development team for rectification<text:s/></text:p>
          </table:table-cell>
        </table:table-row>
      </table:table>
      <text:p text:style-name="P244"/>
      <text:p text:style-name="P245"/>
      <text:h text:style-name="P246" text:outline-level="2"><text:bookmark-start text:name="_Toc20577"/>Test Strategy<text:s/><text:bookmark-end text:name="_Toc20577"/></text:h>
      <text:p text:style-name="Normal">The strategy to be adopted for this project is as follows:<text:s/></text:p>
      <text:list text:style-name="LFO7" text:continue-numbering="true">
        <text:list-item>
          <text:p text:style-name="P247">Perform a basic (normal) flow test to ensure that the user requirements are met as detailed under features to be tested<text:s/></text:p>
        </text:list-item>
        <text:list-item>
          <text:p text:style-name="P248">Perform negative tests and branch flows<text:s/></text:p>
        </text:list-item>
      </text:list>
      <text:h text:style-name="P249" text:outline-level="2"><text:bookmark-start text:name="_Toc20578"/>Change Control<text:s/><text:bookmark-end text:name="_Toc20578"/></text:h>
      <text:p text:style-name="P250">All changes, enhancements and other modification requests to the system will be handled through the published change control procedures within First Bank. <text:s/></text:p>
      <text:p text:style-name="P251"><text:s/></text:p>
      <text:p text:style-name="P252"><text:s/></text:p>
      <text:h text:style-name="P253" text:outline-level="2"><text:bookmark-start text:name="_Toc20579"/>Environmental Needs<text:s/><text:bookmark-end text:name="_Toc20579"/></text:h>
      <text:p text:style-name="P254">The available test environment will be used for the system test activities.<text:s/></text:p>
      <text:h text:style-name="P255" text:outline-level="2"><text:bookmark-start text:name="_Toc20580"/>Meetings<text:s/><text:bookmark-end text:name="_Toc20580"/></text:h>
      <text:p text:style-name="P256"><text:s/>Stand up discussions will be held when required for clarification and defects agreement purposes<text:s/></text:p>
      <text:h text:style-name="P257" text:outline-level="2"><text:bookmark-start text:name="_Toc20581"/>Measures and Metrics<text:s/><text:bookmark-end text:name="_Toc20581"/></text:h>
      <text:p text:style-name="P258">The following information will be collected by the test team during the testing phase. <text:s/></text:p>
      <text:list text:style-name="LFO8" text:continue-numbering="true">
        <text:list-item>
          <text:p text:style-name="P259">Defects by priority and severity.<text:s/></text:p>
        </text:list-item>
        <text:list-item>
          <text:p text:style-name="P260">Defect Origin (Requirement, Design)<text:s/></text:p>
        </text:list-item>
        <text:list-item>
          <text:p text:style-name="P261">Test Summary Report (execution result)<text:s/></text:p>
        </text:list-item>
        <text:list-item>
          <text:p text:style-name="P262">Issue Log<text:s/></text:p>
        </text:list-item>
      </text:list>
      <text:h text:style-name="P263" text:outline-level="1"><text:bookmark-start text:name="_Toc20582"/>ITEM PASS/FAIL CRITERIA<text:s/><text:bookmark-end text:name="_Toc20582"/></text:h>
      <text:p text:style-name="P264">Test Items shall be classified as pass/fail. All passed test items shall be noted satisfied while all “failed” items shall be treated as defect and passed to the developer.<text:s/></text:p>
      <text:h text:style-name="P265" text:outline-level="1"><text:bookmark-start text:name="_Toc20583"/>ENTRY AND EXIT CRITERIA<text:s/><text:bookmark-end text:name="_Toc20583"/></text:h>
      <text:h text:style-name="P266" text:outline-level="2"><text:bookmark-start text:name="_Toc20584"/>Entry Criteria – System Test<text:s/><text:bookmark-end text:name="_Toc20584"/></text:h>
      <text:p text:style-name="Normal">System Testing will start when <text:s/></text:p>
      <text:list text:style-name="LFO9" text:continue-numbering="true">
        <text:list-item>
          <text:p text:style-name="P267">IT Change Manager has given approval for Build and Test<text:s/></text:p>
        </text:list-item>
        <text:list-item>
          <text:p text:style-name="P268">Baseline document submission;<text:s/></text:p>
        </text:list-item>
        <text:list-item>
          <text:p text:style-name="P269">Functional Requirement Document (FRD)<text:s/></text:p>
        </text:list-item>
        <text:list-item>
          <text:p text:style-name="P270">System Design Specification (SDS)<text:s/></text:p>
        </text:list-item>
        <text:list-item>
          <text:p text:style-name="P271">Code review sign off has been submitted by the Developer<text:s/></text:p>
        </text:list-item>
        <text:list-item>
          <text:p text:style-name="P272">User review confirmation with stakeholders has been submitted by the Developer<text:s/></text:p>
        </text:list-item>
        <text:list-item>
          <text:p text:style-name="P273">Project creation on Team Foundation Server via the SDLC workflow<text:s/></text:p>
        </text:list-item>
        <text:list-item>
          <text:p text:style-name="P274">All interfaces to the application have been confirmed ready.<text:s/></text:p>
        </text:list-item>
        <text:list-item>
          <text:p text:style-name="P275">Test environment is in place and free for System Test use.<text:s/></text:p>
        </text:list-item>
        <text:list-item>
          <text:p text:style-name="P276">EPMO approval received<text:s/></text:p>
        </text:list-item>
      </text:list>
      <text:p text:style-name="P277"><text:s/></text:p>
      <text:h text:style-name="P278" text:outline-level="2"><text:bookmark-start text:name="_Toc20585"/><text:span text:style-name="T279">Exit Criteria – System Test<text:s/></text:span><text:bookmark-end text:name="_Toc20585"/></text:h>
      <text:p text:style-name="P280">Test Team shall consider testing completed and shall sign-off testing only when all listed conditions have been fulfilled. <text:s/></text:p>
      <text:list text:style-name="LFO10" text:continue-numbering="true">
        <text:list-item>
          <text:p text:style-name="P281">All testing identified in the "Test Plan" has been completed <text:s/></text:p>
        </text:list-item>
        <text:list-item>
          <text:p text:style-name="P282">No defects classified with severity as <text:s/>"Critical" exist <text:s/></text:p>
        </text:list-item>
        <text:list-item>
          <text:p text:style-name="P283">No defects classified with priority as "High" exist <text:s/></text:p>
        </text:list-item>
        <text:list-item>
          <text:p text:style-name="P284">Less than 3 defects classified as priority "Medium" exist <text:s/></text:p>
        </text:list-item>
        <text:list-item>
          <text:p text:style-name="P285">Less than 6 defects classified as priority "Low" exist <text:s/></text:p>
        </text:list-item>
        <text:list-item>
          <text:p text:style-name="P286">When the business agrees that test activities should be suspended<text:s/></text:p>
        </text:list-item>
      </text:list>
      <text:p text:style-name="P287">The System testing phase will be signed off by FBN IT Quality Management Unit<text:s/></text:p>
      <text:h text:style-name="P288" text:outline-level="1"><text:bookmark-start text:name="_Toc20586"/>SUSPENSION CRITERIA AND RESUMPTION REQUIREMENT<text:s/><text:bookmark-end text:name="_Toc20586"/></text:h>
      <text:h text:style-name="P289" text:outline-level="2"><text:bookmark-start text:name="_Toc20587"/>Suspension Criteria<text:s/><text:bookmark-end text:name="_Toc20587"/></text:h>
      <text:p text:style-name="P290"><text:s/></text:p>
      <text:p text:style-name="Normal">System testing will be suspended if any of the following occurs<text:s/></text:p>
      <text:list text:style-name="LFO11" text:continue-numbering="true">
        <text:list-item>
          <text:p text:style-name="P291">Unavailability of external dependent systems (interfaces) during execution<text:s/></text:p>
        </text:list-item>
        <text:list-item>
          <text:p text:style-name="P292">Unavailability of the Test Environment<text:s/></text:p>
        </text:list-item>
        <text:list-item>
          <text:p text:style-name="P293">When a defect is introduced that cannot allow any further testing<text:s/></text:p>
        </text:list-item>
        <text:list-item>
          <text:p text:style-name="P294">A specific holiday shuts down both development and testing<text:s/></text:p>
        </text:list-item>
        <text:list-item>
          <text:p text:style-name="P295">If the number or type of defects reaches a point where the continuation of test has no value and makes no sense to continue the test execution<text:s/></text:p>
        </text:list-item>
      </text:list>
      <text:h text:style-name="P296" text:outline-level="2"><text:bookmark-start text:name="_Toc20588"/>Resumption Requirements<text:s/><text:bookmark-end text:name="_Toc20588"/></text:h>
      <text:p text:style-name="P297">In the event that system testing is suspended resumption criteria will be specified and testing will not re-commence until the software reaches these criteria:<text:s/></text:p>
      <text:list text:style-name="LFO12" text:continue-numbering="true">
        <text:list-item>
          <text:p text:style-name="P298">When the external dependent systems become available again<text:s/></text:p>
        </text:list-item>
        <text:list-item>
          <text:p text:style-name="P299">Test Environment becomes available again<text:s/></text:p>
        </text:list-item>
        <text:list-item>
          <text:p text:style-name="P300">When a fix is successfully implemented and the Testing Team is notified to continue testing<text:s/></text:p>
        </text:list-item>
        <text:list-item>
          <text:p text:style-name="P301">The holiday period ends<text:s/></text:p>
        </text:list-item>
        <text:list-item>
          <text:p text:style-name="P302">A new build is delivered<text:s/></text:p>
        </text:list-item>
      </text:list>
      <text:p text:style-name="P303"><text:span text:style-name="T304">Note:</text:span><text:s/>Suspension criteria assume that testing cannot go forward and that going backward is also not possible. A failed build would not qualify as system test can progress using the previous build. Most major or critical defects would also not constitute suspension criteria as other areas of the system could continue to be tested.<text:s/></text:p>
      <text:h text:style-name="P305" text:outline-level="1"><text:bookmark-start text:name="_Toc20589"/>TEST DELIVERABLES<text:s/><text:bookmark-end text:name="_Toc20589"/></text:h>
      <text:p text:style-name="Normal">The following are<text:s/>deliverable<text:s/>of the test exercise<text:s/></text:p>
      <text:list text:style-name="LFO13" text:continue-numbering="true">
        <text:list-item>
          <text:p text:style-name="P306">Test Plan (includes test scenarios)<text:s/></text:p>
        </text:list-item>
        <text:list-item>
          <text:p text:style-name="P307">Defects Log <text:s/></text:p>
        </text:list-item>
        <text:list-item>
          <text:p text:style-name="P308">Issues Log (if any)<text:s/></text:p>
        </text:list-item>
        <text:list-item>
          <text:p text:style-name="P309">Test Summary Report<text:s/></text:p>
        </text:list-item>
      </text:list>
      <text:p text:style-name="P310"><text:span text:style-name="T311"><text:s/></text:span></text:p>
      <text:h text:style-name="P312" text:outline-level="1"><text:bookmark-start text:name="_Toc20590"/>STAFFING AND TRAINING NEED<text:s/><text:bookmark-end text:name="_Toc20590"/></text:h>
      <text:p text:style-name="P313">Not Applicable<text:s/></text:p>
      <text:h text:style-name="P314" text:outline-level="1"><text:bookmark-start text:name="_Toc20591"/>RESPONSIBILITIES<text:s/><text:bookmark-end text:name="_Toc20591"/></text:h>
      <text:p text:style-name="P315">Test Analyst: The Test Analyst would be responsible for system test execution, defect reporting and confirmation of resolved defects<text:s/></text:p>
      <text:p text:style-name="P316">Developer: <text:s/>The developer would be responsible for defect fix<text:s/></text:p>
      <text:p text:style-name="P317"/>
      <table:table table:style-name="Table318">
        <table:table-columns>
          <table:table-column table:style-name="TableColumn319"/>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s>
        <table:table-row table:style-name="TableRow326">
          <table:table-cell table:style-name="TableCell327">
            <text:p text:style-name="P328">Baseline Start<text:s/></text:p>
          </table:table-cell>
          <table:table-cell table:style-name="TableCell329">
            <text:p text:style-name="P330">Baseline<text:s/></text:p>
            <text:p text:style-name="P331">Finish<text:s/></text:p>
          </table:table-cell>
          <table:table-cell table:style-name="TableCell332">
            <text:p text:style-name="P333">Actual Start<text:s/></text:p>
          </table:table-cell>
          <table:table-cell table:style-name="TableCell334">
            <text:p text:style-name="P335">Actual<text:s/></text:p>
            <text:p text:style-name="P336">Finish<text:s/></text:p>
          </table:table-cell>
          <table:table-cell table:style-name="TableCell337">
            <text:p text:style-name="P338">Test<text:s/></text:p>
            <text:p text:style-name="P339">Cycle(s)<text:s/></text:p>
          </table:table-cell>
          <table:table-cell table:style-name="TableCell340">
            <text:p text:style-name="P341">No<text:s/><text:s/>of<text:s/></text:p>
            <text:p text:style-name="P342">Defect<text:s/></text:p>
          </table:table-cell>
          <table:table-cell table:style-name="TableCell343">
            <text:p text:style-name="P344">Comments<text:s/></text:p>
          </table:table-cell>
        </table:table-row>
        <table:table-row table:style-name="TableRow345">
          <table:table-cell table:style-name="TableCell346">
            <text:p text:style-name="P347"><text:s/></text:p>
          </table:table-cell>
          <table:table-cell table:style-name="TableCell348">
            <text:p text:style-name="P349"><text:s/></text:p>
          </table:table-cell>
          <table:table-cell table:style-name="TableCell350">
            <text:p text:style-name="P351"><text:s/></text:p>
          </table:table-cell>
          <table:table-cell table:style-name="TableCell352">
            <text:p text:style-name="P353"><text:s/></text:p>
          </table:table-cell>
          <table:table-cell table:style-name="TableCell354">
            <text:p text:style-name="P355"><text:s/></text:p>
          </table:table-cell>
          <table:table-cell table:style-name="TableCell356">
            <text:p text:style-name="P357"><text:s/></text:p>
          </table:table-cell>
          <table:table-cell table:style-name="TableCell358">
            <text:p text:style-name="P359"><text:s/></text:p>
          </table:table-cell>
        </table:table-row>
      </table:table>
      <text:p text:style-name="P360"/>
      <text:h text:style-name="P361" text:outline-level="1">SCHEDULE<text:s/></text:h>
      <text:p text:style-name="P362"><text:s/></text:p>
      <text:p text:style-name="P363"/>
      <text:p text:style-name="P364"/>
      <text:p text:style-name="P365"/>
      <text:p text:style-name="P366"/>
      <text:p text:style-name="P367"/>
      <text:p text:style-name="P368"/>
      <text:p text:style-name="P369"/>
      <text:p text:style-name="P370"/>
      <text:p text:style-name="P371"/>
      <text:p text:style-name="P372"/>
      <text:h text:style-name="P373" text:outline-level="1"><text:bookmark-start text:name="_Toc20593"/>PLANNING RISKS AND CONTIGENCIES<text:s/><text:bookmark-end text:name="_Toc20593"/></text:h>
      <text:p text:style-name="P374"/>
      <table:table table:style-name="Table375">
        <table:table-columns>
          <table:table-column table:style-name="TableColumn376"/>
          <table:table-column table:style-name="TableColumn377"/>
          <table:table-column table:style-name="TableColumn378"/>
          <table:table-column table:style-name="TableColumn379"/>
        </table:table-columns>
        <table:table-row table:style-name="TableRow380">
          <table:table-cell>
            <text:p text:style-name="P381"/>
          </table:table-cell>
          <table:table-cell table:style-name="TableCell382">
            <text:p text:style-name="P381">Risks<text:s/></text:p>
          </table:table-cell>
          <table:table-cell table:style-name="TableCell383">
            <text:p text:style-name="P384">Impact<text:s/></text:p>
          </table:table-cell>
          <table:table-cell table:style-name="TableCell385">
            <text:p text:style-name="P386">Mitigation<text:s/></text:p>
          </table:table-cell>
        </table:table-row>
        <table:table-row table:style-name="TableRow387">
          <table:table-cell>
            <text:p text:style-name="P388"/>
          </table:table-cell>
          <table:table-cell table:style-name="TableCell389">
            <text:p text:style-name="P388">Test Environment – Not having a dedicated test environment can<text:s/></text:p>
            <text:p text:style-name="P390">hold testing up. <text:s/></text:p>
            <text:p text:style-name="P391"><text:s/></text:p>
            <text:p text:style-name="P392">Unavailability of the test environment when the test<text:s/></text:p>
            <text:p text:style-name="P393">execution is to be carried out can also hold testing up.<text:s/></text:p>
            <text:p text:style-name="P394"><text:s/></text:p>
            <text:p text:style-name="P395">All these risks will affect the testing delivery time.<text:s/></text:p>
            <text:p text:style-name="P396"><text:s/></text:p>
          </table:table-cell>
          <table:table-cell table:style-name="TableCell397">
            <text:p text:style-name="P398">High<text:s/></text:p>
          </table:table-cell>
          <table:table-cell table:style-name="TableCell399">
            <text:p text:style-name="P400">Provide dedicated environments for System test and the test environment should be up and running at all time.<text:s/></text:p>
          </table:table-cell>
        </table:table-row>
        <table:table-row table:style-name="TableRow401">
          <table:table-cell table:style-name="TableCell402" table:number-columns-spanned="2">
            <text:p text:style-name="P403">Defect Resolution Time – There is a need to agree on defects<text:s/></text:p>
            <text:p text:style-name="P404">resolution time. A severity 1 defect for instance will mean that the system cannot be used which<text:s/></text:p>
            <text:p text:style-name="P405">means that testing will come to a stop. This will have an impact on the testing time lines.<text:s/></text:p>
          </table:table-cell>
          <table:covered-table-cell/>
          <table:table-cell table:style-name="TableCell406">
            <text:p text:style-name="P407">High<text:s/></text:p>
          </table:table-cell>
          <table:table-cell table:style-name="TableCell408">
            <text:p text:style-name="P409">Turnaround time for fixing Severity 1 and 2 defects need to be agreed<text:s/></text:p>
          </table:table-cell>
        </table:table-row>
      </table:table>
      <text:p text:style-name="P410"/>
      <text:p text:style-name="P411"/>
      <text:p text:style-name="P412">In addition to the above the Software risk issues identified in section 2 of this document should be noted.<text:s/></text:p>
      <text:p text:style-name="P4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Georgia" svg:font-family="Georgia" style:font-family-generic="roman" style:font-pitch="variable" svg:panose-1="2 4 5 2 5 4 5 2 3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937in" fo:line-height="110%" fo:margin-left="0.0069in" fo:text-indent="-0.0069in">
        <style:tab-stops/>
      </style:paragraph-properties>
      <style:text-properties style:font-name="Georgia" style:font-name-asian="Georgia" style:font-name-complex="Georgia" fo:font-weight="bold" style:font-weight-asian="bold" fo:color="#000000" fo:font-size="11pt" style:font-size-asian="11pt" style:font-size-complex="11pt" style:language-asian="en" style:country-asian="US" fo:hyphenate="false"/>
    </style:style>
    <style:style style:name="Heading2" style:display-name="Heading 2" style:family="paragraph" style:next-style-name="Normal" style:default-outline-level="2">
      <style:paragraph-properties fo:keep-with-next="always" fo:keep-together="always" fo:margin-bottom="0.1937in" fo:line-height="110%" fo:margin-left="0.0069in" fo:text-indent="-0.0069in">
        <style:tab-stops/>
      </style:paragraph-properties>
      <style:text-properties style:font-name="Georgia" style:font-name-asian="Georgia" style:font-name-complex="Georgia" fo:font-weight="bold" style:font-weight-asian="bold" fo:color="#000000" fo:font-size="11pt" style:font-size-asian="11pt" style:font-size-complex="11pt" style:language-asian="en" style:country-asian="US" fo:hyphenate="false"/>
    </style:style>
    <style:style style:name="Heading3" style:display-name="Heading 3" style:family="paragraph" style:next-style-name="Normal" style:default-outline-level="3">
      <style:paragraph-properties fo:keep-with-next="always" fo:keep-together="always" fo:margin-bottom="0.1937in" fo:line-height="110%" fo:margin-left="0.0069in" fo:text-indent="-0.0069in">
        <style:tab-stops/>
      </style:paragraph-properties>
      <style:text-properties style:font-name="Georgia" style:font-name-asian="Georgia" style:font-name-complex="Georgia" fo:font-weight="bold" style:font-weight-asian="bold" fo:color="#000000" fo:font-size="11pt" style:font-size-asian="11pt" style:font-size-complex="11pt" style:language-asian="en" style:country-asian="US" fo:hyphenate="false"/>
    </style:style>
    <style:style style:name="Normal" style:display-name="Normal" style:family="paragraph">
      <style:paragraph-properties fo:text-align="justify" fo:margin-bottom="0.1756in" fo:line-height="110%" fo:margin-left="0.0069in" fo:text-indent="-0.0069in">
        <style:tab-stops/>
      </style:paragraph-properties>
      <style:text-properties style:font-name="Georgia" style:font-name-asian="Georgia" style:font-name-complex="Georgia" fo:color="#000000" fo:font-size="11pt" style:font-size-asian="11pt" style:font-size-complex="11pt" style:language-asian="en" style:country-asian="US" style:language-complex="en" style:country-complex="US" fo:hyphenate="false"/>
    </style:style>
    <style:style style:name="DefaultParagraphFont" style:display-name="Default Paragraph Font" style:family="text"/>
    <style:style style:name="Footer" style:display-name="Footer" style:family="paragraph" style:parent-style-name="Normal">
      <style:paragraph-properties style:snap-to-layout-grid="false" fo:text-align="start">
        <style:tab-stops>
          <style:tab-stop style:type="center" style:position="2.877in"/>
          <style:tab-stop style:type="right" style:position="5.7611in"/>
        </style:tab-stops>
      </style:paragraph-properties>
      <style:text-properties fo:font-size="9pt" style:font-size-asian="9pt" style:font-size-complex="9pt" fo:hyphenate="false"/>
    </style:style>
    <style:style style:name="Header" style:display-name="Header" style:family="paragraph" style:parent-style-name="Normal">
      <style:paragraph-properties style:snap-to-layout-grid="false">
        <style:tab-stops>
          <style:tab-stop style:type="center" style:position="2.877in"/>
          <style:tab-stop style:type="right" style:position="5.7611in"/>
        </style:tab-stops>
      </style:paragraph-properties>
      <style:text-properties fo:font-size="9pt" style:font-size-asian="9pt" style:font-size-complex="9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text-properties fo:font-size="12pt" style:font-size-asian="12pt" style:font-size-complex="12pt" style:language-asian="zh" style:country-asian="CN" fo:hyphenate="false"/>
    </style:style>
    <style:style style:name="TOC1" style:display-name="TOC 1" style:family="paragraph" style:next-style-name="Normal">
      <style:paragraph-properties fo:text-align="justify" fo:margin-bottom="0.2229in" fo:line-height="110%" fo:margin-left="0.0173in" fo:margin-right="0.0159in" fo:text-indent="-0.0069in">
        <style:tab-stops/>
      </style:paragraph-properties>
      <style:text-properties style:font-name="Georgia" style:font-name-asian="Georgia" style:font-name-complex="Georgia" fo:color="#000000" fo:font-size="11pt" style:font-size-asian="11pt" style:font-size-complex="11pt" style:language-asian="en" style:country-asian="US" fo:hyphenate="false"/>
    </style:style>
    <style:style style:name="TOC2" style:display-name="TOC 2" style:family="paragraph" style:next-style-name="Normal">
      <style:paragraph-properties fo:text-align="justify" fo:margin-bottom="0.2229in" fo:line-height="110%" fo:margin-left="0.1736in" fo:margin-right="0.0159in" fo:text-indent="-0.0069in">
        <style:tab-stops/>
      </style:paragraph-properties>
      <style:text-properties style:font-name="Georgia" style:font-name-asian="Georgia" style:font-name-complex="Georgia" fo:color="#000000" fo:font-size="11pt" style:font-size-asian="11pt" style:font-size-complex="11pt" style:language-asian="en" style:country-asian="US" fo:hyphenate="false"/>
    </style:style>
    <style:style style:name="ListParagraph" style:display-name="List Paragraph" style:family="paragraph" style:parent-style-name="Normal">
      <style:paragraph-properties style:contextual-spacing="tru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Georgia" style:font-name-asian="Georgia" style:font-name-complex="Georgia"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OUTLINELVL2" style:family="text">
      <style:text-properties style:font-name="Georgia" style:font-name-asian="Georgia" style:font-name-complex="Georgia"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outline-style style:name="WW_OutlineListStyle">
      <text:outline-level-style text:level="1" text:style-name="WW_CharOUTLINELV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3" style:num-format=""/>
    </text:outline-style>
    <style:style style:name="WW_CharLFO1LVL1" style:family="text">
      <style:text-properties style:font-name="Georgia" style:font-name-asian="Georgia" style:font-name-complex="Georgia"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Georgia" style:font-name-asian="Georgia" style:font-name-complex="Georgia"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Georgia" style:font-name-asian="Georgia" style:font-name-complex="Georgia"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Georgia" style:font-name-asian="Georgia" style:font-name-complex="Georgia"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Georgia" style:font-name-asian="Georgia" style:font-name-complex="Georgia"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Georgia" style:font-name-asian="Georgia" style:font-name-complex="Georgia"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Georgia" style:font-name-asian="Georgia" style:font-name-complex="Georgia"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Georgia" style:font-name-asian="Georgia" style:font-name-complex="Georgia"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Georgia" style:font-name-asian="Georgia" style:font-name-complex="Georgia"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1" style:family="text">
      <style:text-properties style:font-name="Wingdings"/>
    </style:style>
    <style:style style:name="WW_CharLFO7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1" style:family="text">
      <style:text-properties style:font-name="Georgia" style:font-name-asian="Georgia" style:font-name-complex="Georg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2" style:family="text">
      <style:text-properties style:font-name="Georgia" style:font-name-asian="Georgia" style:font-name-complex="Georg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3" style:family="text">
      <style:text-properties style:font-name="Georgia" style:font-name-asian="Georgia" style:font-name-complex="Georg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4" style:family="text">
      <style:text-properties style:font-name="Georgia" style:font-name-asian="Georgia" style:font-name-complex="Georg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5" style:family="text">
      <style:text-properties style:font-name="Georgia" style:font-name-asian="Georgia" style:font-name-complex="Georg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6" style:family="text">
      <style:text-properties style:font-name="Georgia" style:font-name-asian="Georgia" style:font-name-complex="Georg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7" style:family="text">
      <style:text-properties style:font-name="Georgia" style:font-name-asian="Georgia" style:font-name-complex="Georg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8" style:family="text">
      <style:text-properties style:font-name="Georgia" style:font-name-asian="Georgia" style:font-name-complex="Georg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9" style:family="text">
      <style:text-properties style:font-name="Georgia" style:font-name-asian="Georgia" style:font-name-complex="Georg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format="1" text:display-levels="4">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5" style:num-format="1" text:display-levels="5">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6" style:num-format="1" text:display-levels="6">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style:num-format="1" text:display-levels="7">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style:num-format="1"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space" fo:margin-left="0in" fo:text-indent="0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space"/>
        </style:list-level-properties>
      </text:list-level-style-number>
    </text:list-style>
    <text:list-style style:name="LFO4">
      <text:list-level-style-bullet text:level="1" text:style-name="WW_CharLFO4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5">
      <text:list-level-style-number text:level="1" style:num-suffix="." style:num-format="1">
        <style:list-level-properties text:list-level-position-and-space-mode="label-alignment">
          <style:list-level-label-alignment text:label-followed-by="space"/>
        </style:list-level-properties>
      </text:list-level-style-number>
    </text:list-style>
    <text:list-style style:name="LFO6">
      <text:list-level-style-bullet text:level="1" text:style-name="WW_CharLFO6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style>
    <text:list-style style:name="LFO7">
      <text:list-level-style-bullet text:level="1" text:style-name="WW_CharLFO7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8">
      <text:list-level-style-number text:level="1" text:style-name="WW_CharLFO8LVL1" style:num-suffix="." style:num-format="1">
        <style:list-level-properties text:space-before="0.1652in" text:min-label-width="0in" text:list-level-position-and-space-mode="label-alignment">
          <style:list-level-label-alignment text:label-followed-by="listtab" fo:margin-left="0.1652in" fo:text-indent="0in"/>
        </style:list-level-properties>
      </text:list-level-style-number>
      <text:list-level-style-number text:level="2" text:style-name="WW_CharLFO8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8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8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8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8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8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8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8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9">
      <text:list-level-style-bullet text:level="1" text:style-name="WW_CharLFO9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9LVL2" text:bullet-char="o">
        <style:list-level-properties text:space-before="1.1in" text:min-label-width="0in" text:list-level-position-and-space-mode="label-alignment">
          <style:list-level-label-alignment text:label-followed-by="listtab" fo:margin-left="1.1in" fo:text-indent="0in"/>
        </style:list-level-properties>
        <style:text-properties style:font-name="Wingdings"/>
      </text:list-level-style-bullet>
      <text:list-level-style-bullet text:level="3" text:style-name="WW_CharLFO9LVL3" text:bullet-char="▪">
        <style:list-level-properties text:space-before="1.6in" text:min-label-width="0in" text:list-level-position-and-space-mode="label-alignment">
          <style:list-level-label-alignment text:label-followed-by="listtab" fo:margin-left="1.6in" fo:text-indent="0in"/>
        </style:list-level-properties>
        <style:text-properties style:font-name="Wingdings"/>
      </text:list-level-style-bullet>
      <text:list-level-style-bullet text:level="4" text:style-name="WW_CharLFO9LVL4" text:bullet-char="•">
        <style:list-level-properties text:space-before="2.1in" text:min-label-width="0in" text:list-level-position-and-space-mode="label-alignment">
          <style:list-level-label-alignment text:label-followed-by="listtab" fo:margin-left="2.1in" fo:text-indent="0in"/>
        </style:list-level-properties>
        <style:text-properties style:font-name="Wingdings"/>
      </text:list-level-style-bullet>
      <text:list-level-style-bullet text:level="5" text:style-name="WW_CharLFO9LVL5" text:bullet-char="o">
        <style:list-level-properties text:space-before="2.6in" text:min-label-width="0in" text:list-level-position-and-space-mode="label-alignment">
          <style:list-level-label-alignment text:label-followed-by="listtab" fo:margin-left="2.6in" fo:text-indent="0in"/>
        </style:list-level-properties>
        <style:text-properties style:font-name="Wingdings"/>
      </text:list-level-style-bullet>
      <text:list-level-style-bullet text:level="6" text:style-name="WW_CharLFO9LVL6" text:bullet-char="▪">
        <style:list-level-properties text:space-before="3.1in" text:min-label-width="0in" text:list-level-position-and-space-mode="label-alignment">
          <style:list-level-label-alignment text:label-followed-by="listtab" fo:margin-left="3.1in" fo:text-indent="0in"/>
        </style:list-level-properties>
        <style:text-properties style:font-name="Wingdings"/>
      </text:list-level-style-bullet>
      <text:list-level-style-bullet text:level="7" text:style-name="WW_CharLFO9LVL7" text:bullet-char="•">
        <style:list-level-properties text:space-before="3.6in" text:min-label-width="0in" text:list-level-position-and-space-mode="label-alignment">
          <style:list-level-label-alignment text:label-followed-by="listtab" fo:margin-left="3.6in" fo:text-indent="0in"/>
        </style:list-level-properties>
        <style:text-properties style:font-name="Wingdings"/>
      </text:list-level-style-bullet>
      <text:list-level-style-bullet text:level="8" text:style-name="WW_CharLFO9LVL8" text:bullet-char="o">
        <style:list-level-properties text:space-before="4.1in" text:min-label-width="0in" text:list-level-position-and-space-mode="label-alignment">
          <style:list-level-label-alignment text:label-followed-by="listtab" fo:margin-left="4.1in" fo:text-indent="0in"/>
        </style:list-level-properties>
        <style:text-properties style:font-name="Wingdings"/>
      </text:list-level-style-bullet>
      <text:list-level-style-bullet text:level="9" text:style-name="WW_CharLFO9LVL9" text:bullet-char="▪">
        <style:list-level-properties text:space-before="4.6in" text:min-label-width="0in" text:list-level-position-and-space-mode="label-alignment">
          <style:list-level-label-alignment text:label-followed-by="listtab" fo:margin-left="4.6in" fo:text-indent="0in"/>
        </style:list-level-properties>
        <style:text-properties style:font-name="Wingdings"/>
      </text:list-level-style-bullet>
    </text:list-style>
    <text:list-style style:name="LFO10">
      <text:list-level-style-bullet text:level="1" text:style-name="WW_CharLFO10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10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0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0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0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0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0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0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0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11">
      <text:list-level-style-bullet text:level="1" text:style-name="WW_CharLFO1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1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12">
      <text:list-level-style-bullet text:level="1" text:style-name="WW_CharLFO12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1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13">
      <text:list-level-style-bullet text:level="1" text:style-name="WW_CharLFO13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Wingdings"/>
      </text:list-level-style-bullet>
      <text:list-level-style-bullet text:level="2" text:style-name="WW_CharLFO1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PS_1671102177</meta:initial-creator>
    <dc:creator>WPS_1671102177</dc:creator>
    <meta:creation-date>2024-01-29T07:42:00Z</meta:creation-date>
    <dc:date>2024-01-29T07:42:00Z</dc:date>
    <meta:template xlink:href="Normal.dotm" xlink:type="simple"/>
    <meta:editing-cycles>1</meta:editing-cycles>
    <meta:editing-duration>PT12600S</meta:editing-duration>
    <meta:user-defined meta:name="KSOProductBuildVer">1033-11.2.0.11440</meta:user-defined>
    <meta:user-defined meta:name="ICV">6A008469F90A463094C88FA54C898459</meta:user-defined>
    <meta:document-statistic meta:page-count="1" meta:paragraph-count="26" meta:word-count="1952" meta:character-count="13053" meta:row-count="92" meta:non-whitespace-character-count="11127"/>
  </office:meta>
</office:document-meta>
</file>